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1.5625in" style:rel-column-width="16948*"/>
    </style:style>
    <style:style style:name="Tabelle1.F" style:family="table-column">
      <style:table-column-properties style:column-width="1.5653in" style:rel-column-width="16982*"/>
    </style:style>
    <style:style style:name="Tabelle1.1" style:family="table-row">
      <style:table-row-properties style:min-row-height="1.3389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1" style:family="table-column">
      <style:table-column-properties style:column-width="0.3111in" style:rel-column-width="3376*"/>
    </style:style>
    <style:style style:name="Tabelle1.E1.2" style:family="table-column">
      <style:table-column-properties style:column-width="0.3118in" style:rel-column-width="3383*"/>
    </style:style>
    <style:style style:name="Tabelle1.E1.5" style:family="table-column">
      <style:table-column-properties style:column-width="0.3167in" style:rel-column-width="3437*"/>
    </style:style>
    <style:style style:name="Tabelle1.E1.1" style:family="table-row">
      <style:table-row-properties style:min-row-height="0.2597in"/>
    </style:style>
    <style:style style:name="Tabelle1.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2" style:family="table-row">
      <style:table-row-properties style:min-row-height="0.6694in"/>
    </style:style>
    <style:style style:name="Tabelle1.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1.F1" style:family="table-cell">
      <style:table-cell-properties style:vertical-align="top" fo:background-color="#e6e6e6" fo:padding-left="0.0486in" fo:padding-right="0.0486in" fo:padding-top="0in" fo:padding-bottom="0in" fo:border="1pt solid #999999">
        <style:background-image/>
      </style:table-cell-properties>
    </style:style>
    <style:style style:name="LINUXDISTRIBUTIONEN" style:family="table">
      <style:table-properties style:width="6.0382in" fo:break-before="auto" fo:break-after="auto" table:align="left"/>
    </style:style>
    <style:style style:name="LINUXDISTRIBUTIONEN.A" style:family="table-column">
      <style:table-column-properties style:column-width="1.8118in"/>
    </style:style>
    <style:style style:name="LINUXDISTRIBUTIONEN.B" style:family="table-column">
      <style:table-column-properties style:column-width="0.3118in"/>
    </style:style>
    <style:style style:name="LINUXDISTRIBUTIONEN.C" style:family="table-column">
      <style:table-column-properties style:column-width="0.3125in"/>
    </style:style>
    <style:style style:name="LINUXDISTRIBUTIONEN.D" style:family="table-column">
      <style:table-column-properties style:column-width="0.5007in"/>
    </style:style>
    <style:style style:name="LINUXDISTRIBUTIONEN.J" style:family="table-column">
      <style:table-column-properties style:column-width="1.5396in"/>
    </style:style>
    <style:style style:name="LINUXDISTRIBUTIONEN.A1" style:family="table-cell">
      <style:table-cell-properties fo:padding="0.0382in" fo:border="0.05pt solid #000000"/>
    </style:style>
    <style:style style:name="LINUXDISTRIBUTIONEN.A2" style:family="table-cell">
      <style:table-cell-properties fo:padding="0.0382in" fo:border-left="0.05pt solid #000000" fo:border-right="none" fo:border-top="none" fo:border-bottom="0.05pt solid #000000"/>
    </style:style>
    <style:style style:name="LINUXDISTRIBUTIONEN.J2" style:family="table-cell">
      <style:table-cell-properties fo:padding="0.0382in" fo:border-left="0.05pt solid #000000" fo:border-right="0.05pt solid #000000" fo:border-top="none" fo:border-bottom="0.05pt solid #000000"/>
    </style:style>
    <style:style style:name="LINUXSYSTEM-_26_CONFIGURATION-MANAGEMENT" style:display-name="LINUXSYSTEM-&amp;CONFIGURATION-MANAGEMENT" style:family="table">
      <style:table-properties style:width="6.0382in" fo:break-before="auto" fo:break-after="auto" table:align="left"/>
    </style:style>
    <style:style style:name="LINUXSYSTEM-_26_CONFIGURATION-MANAGEMENT.A" style:display-name="LINUXSYSTEM-&amp;CONFIGURATION-MANAGEMENT.A" style:family="table-column">
      <style:table-column-properties style:column-width="1.8118in"/>
    </style:style>
    <style:style style:name="LINUXSYSTEM-_26_CONFIGURATION-MANAGEMENT.B" style:display-name="LINUXSYSTEM-&amp;CONFIGURATION-MANAGEMENT.B" style:family="table-column">
      <style:table-column-properties style:column-width="0.3118in"/>
    </style:style>
    <style:style style:name="LINUXSYSTEM-_26_CONFIGURATION-MANAGEMENT.C" style:display-name="LINUXSYSTEM-&amp;CONFIGURATION-MANAGEMENT.C" style:family="table-column">
      <style:table-column-properties style:column-width="0.3125in"/>
    </style:style>
    <style:style style:name="LINUXSYSTEM-_26_CONFIGURATION-MANAGEMENT.D" style:display-name="LINUXSYSTEM-&amp;CONFIGURATION-MANAGEMENT.D" style:family="table-column">
      <style:table-column-properties style:column-width="0.5007in"/>
    </style:style>
    <style:style style:name="LINUXSYSTEM-_26_CONFIGURATION-MANAGEMENT.J" style:display-name="LINUXSYSTEM-&amp;CONFIGURATION-MANAGEMENT.J" style:family="table-column">
      <style:table-column-properties style:column-width="1.5396in"/>
    </style:style>
    <style:style style:name="LINUXSYSTEM-_26_CONFIGURATION-MANAGEMENT.A1" style:display-name="LINUXSYSTEM-&amp;CONFIGURATION-MANAGEMENT.A1" style:family="table-cell">
      <style:table-cell-properties fo:padding="0.0382in" fo:border="0.05pt solid #000000"/>
    </style:style>
    <style:style style:name="LINUXSYSTEM-_26_CONFIGURATION-MANAGEMENT.A2" style:display-name="LINUXSYSTEM-&amp;CONFIGURATION-MANAGEMENT.A2" style:family="table-cell">
      <style:table-cell-properties fo:padding="0.0382in" fo:border-left="0.05pt solid #000000" fo:border-right="none" fo:border-top="none" fo:border-bottom="0.05pt solid #000000"/>
    </style:style>
    <style:style style:name="LINUXSYSTEM-_26_CONFIGURATION-MANAGEMENT.J2" style:display-name="LINUXSYSTEM-&amp;CONFIGURATION-MANAGEMENT.J2" style:family="table-cell">
      <style:table-cell-properties fo:padding="0.0382in" fo:border-left="0.05pt solid #000000" fo:border-right="0.05pt solid #000000" fo:border-top="none" fo:border-bottom="0.05pt solid #000000"/>
    </style:style>
    <style:style style:name="MONITORING" style:family="table">
      <style:table-properties style:width="6.0382in" fo:break-before="auto" fo:break-after="auto" table:align="left"/>
    </style:style>
    <style:style style:name="MONITORING.A" style:family="table-column">
      <style:table-column-properties style:column-width="1.8118in"/>
    </style:style>
    <style:style style:name="MONITORING.B" style:family="table-column">
      <style:table-column-properties style:column-width="0.3118in"/>
    </style:style>
    <style:style style:name="MONITORING.C" style:family="table-column">
      <style:table-column-properties style:column-width="0.3125in"/>
    </style:style>
    <style:style style:name="MONITORING.D" style:family="table-column">
      <style:table-column-properties style:column-width="0.5007in"/>
    </style:style>
    <style:style style:name="MONITORING.J" style:family="table-column">
      <style:table-column-properties style:column-width="1.5396in"/>
    </style:style>
    <style:style style:name="MONITORING.A1" style:family="table-cell">
      <style:table-cell-properties fo:padding="0.0382in" fo:border="0.05pt solid #000000"/>
    </style:style>
    <style:style style:name="MONITORING.A2" style:family="table-cell">
      <style:table-cell-properties fo:padding="0.0382in" fo:border-left="0.05pt solid #000000" fo:border-right="none" fo:border-top="none" fo:border-bottom="0.05pt solid #000000"/>
    </style:style>
    <style:style style:name="MONITORING.J2" style:family="table-cell">
      <style:table-cell-properties fo:padding="0.0382in" fo:border-left="0.05pt solid #000000" fo:border-right="0.05pt solid #000000" fo:border-top="none" fo:border-bottom="0.05pt solid #000000"/>
    </style:style>
    <style:style style:name="STORAGE_2f_FILESERVICES" style:display-name="STORAGE/FILESERVICES" style:family="table">
      <style:table-properties style:width="6.0382in" fo:break-before="auto" fo:break-after="auto" table:align="left"/>
    </style:style>
    <style:style style:name="STORAGE_2f_FILESERVICES.A" style:display-name="STORAGE/FILESERVICES.A" style:family="table-column">
      <style:table-column-properties style:column-width="1.8118in"/>
    </style:style>
    <style:style style:name="STORAGE_2f_FILESERVICES.B" style:display-name="STORAGE/FILESERVICES.B" style:family="table-column">
      <style:table-column-properties style:column-width="0.3118in"/>
    </style:style>
    <style:style style:name="STORAGE_2f_FILESERVICES.C" style:display-name="STORAGE/FILESERVICES.C" style:family="table-column">
      <style:table-column-properties style:column-width="0.3125in"/>
    </style:style>
    <style:style style:name="STORAGE_2f_FILESERVICES.D" style:display-name="STORAGE/FILESERVICES.D" style:family="table-column">
      <style:table-column-properties style:column-width="0.5007in"/>
    </style:style>
    <style:style style:name="STORAGE_2f_FILESERVICES.J" style:display-name="STORAGE/FILESERVICES.J" style:family="table-column">
      <style:table-column-properties style:column-width="1.5396in"/>
    </style:style>
    <style:style style:name="STORAGE_2f_FILESERVICES.A1" style:display-name="STORAGE/FILESERVICES.A1" style:family="table-cell">
      <style:table-cell-properties fo:padding="0.0382in" fo:border="0.05pt solid #000000"/>
    </style:style>
    <style:style style:name="STORAGE_2f_FILESERVICES.A2" style:display-name="STORAGE/FILESERVICES.A2" style:family="table-cell">
      <style:table-cell-properties fo:padding="0.0382in" fo:border-left="0.05pt solid #000000" fo:border-right="none" fo:border-top="none" fo:border-bottom="0.05pt solid #000000"/>
    </style:style>
    <style:style style:name="STORAGE_2f_FILESERVICES.J2" style:display-name="STORAGE/FILESERVICES.J2" style:family="table-cell">
      <style:table-cell-properties fo:padding="0.0382in" fo:border-left="0.05pt solid #000000" fo:border-right="0.05pt solid #000000" fo:border-top="none" fo:border-bottom="0.05pt solid #000000"/>
    </style:style>
    <style:style style:name="PACKAGING" style:family="table">
      <style:table-properties style:width="6.0382in" fo:break-before="auto" fo:break-after="auto" table:align="left"/>
    </style:style>
    <style:style style:name="PACKAGING.A" style:family="table-column">
      <style:table-column-properties style:column-width="1.8118in"/>
    </style:style>
    <style:style style:name="PACKAGING.B" style:family="table-column">
      <style:table-column-properties style:column-width="0.3118in"/>
    </style:style>
    <style:style style:name="PACKAGING.C" style:family="table-column">
      <style:table-column-properties style:column-width="0.3125in"/>
    </style:style>
    <style:style style:name="PACKAGING.D" style:family="table-column">
      <style:table-column-properties style:column-width="0.5007in"/>
    </style:style>
    <style:style style:name="PACKAGING.J" style:family="table-column">
      <style:table-column-properties style:column-width="1.5396in"/>
    </style:style>
    <style:style style:name="PACKAGING.A1" style:family="table-cell">
      <style:table-cell-properties fo:padding="0.0382in" fo:border="0.05pt solid #000000"/>
    </style:style>
    <style:style style:name="PACKAGING.A2" style:family="table-cell">
      <style:table-cell-properties fo:padding="0.0382in" fo:border-left="0.05pt solid #000000" fo:border-right="none" fo:border-top="none" fo:border-bottom="0.05pt solid #000000"/>
    </style:style>
    <style:style style:name="PACKAGING.J2" style:family="table-cell">
      <style:table-cell-properties fo:padding="0.0382in" fo:border-left="0.05pt solid #000000" fo:border-right="0.05pt solid #000000" fo:border-top="none" fo:border-bottom="0.05pt solid #000000"/>
    </style:style>
    <style:style style:name="HOCHVERFüGBARKEIT" style:family="table">
      <style:table-properties style:width="6.0382in" fo:break-before="auto" fo:break-after="auto" table:align="left"/>
    </style:style>
    <style:style style:name="HOCHVERFüGBARKEIT.A" style:family="table-column">
      <style:table-column-properties style:column-width="1.8118in"/>
    </style:style>
    <style:style style:name="HOCHVERFüGBARKEIT.B" style:family="table-column">
      <style:table-column-properties style:column-width="0.3118in"/>
    </style:style>
    <style:style style:name="HOCHVERFüGBARKEIT.C" style:family="table-column">
      <style:table-column-properties style:column-width="0.3125in"/>
    </style:style>
    <style:style style:name="HOCHVERFüGBARKEIT.D" style:family="table-column">
      <style:table-column-properties style:column-width="0.5007in"/>
    </style:style>
    <style:style style:name="HOCHVERFüGBARKEIT.J" style:family="table-column">
      <style:table-column-properties style:column-width="1.5396in"/>
    </style:style>
    <style:style style:name="HOCHVERFüGBARKEIT.A1" style:family="table-cell">
      <style:table-cell-properties fo:padding="0.0382in" fo:border="0.05pt solid #000000"/>
    </style:style>
    <style:style style:name="HOCHVERFüGBARKEIT.A2" style:family="table-cell">
      <style:table-cell-properties fo:padding="0.0382in" fo:border-left="0.05pt solid #000000" fo:border-right="none" fo:border-top="none" fo:border-bottom="0.05pt solid #000000"/>
    </style:style>
    <style:style style:name="HOCHVERFüGBARKEIT.J2" style:family="table-cell">
      <style:table-cell-properties fo:padding="0.0382in" fo:border-left="0.05pt solid #000000" fo:border-right="0.05pt solid #000000" fo:border-top="none" fo:border-bottom="0.05pt solid #000000"/>
    </style:style>
    <style:style style:name="BACKUPSERVICES" style:family="table">
      <style:table-properties style:width="6.0382in" fo:break-before="auto" fo:break-after="auto" table:align="left"/>
    </style:style>
    <style:style style:name="BACKUPSERVICES.A" style:family="table-column">
      <style:table-column-properties style:column-width="1.8118in"/>
    </style:style>
    <style:style style:name="BACKUPSERVICES.B" style:family="table-column">
      <style:table-column-properties style:column-width="0.3118in"/>
    </style:style>
    <style:style style:name="BACKUPSERVICES.C" style:family="table-column">
      <style:table-column-properties style:column-width="0.3125in"/>
    </style:style>
    <style:style style:name="BACKUPSERVICES.D" style:family="table-column">
      <style:table-column-properties style:column-width="0.5007in"/>
    </style:style>
    <style:style style:name="BACKUPSERVICES.J" style:family="table-column">
      <style:table-column-properties style:column-width="1.5396in"/>
    </style:style>
    <style:style style:name="BACKUPSERVICES.A1" style:family="table-cell">
      <style:table-cell-properties fo:padding="0.0382in" fo:border="0.05pt solid #000000"/>
    </style:style>
    <style:style style:name="BACKUPSERVICES.A2" style:family="table-cell">
      <style:table-cell-properties fo:padding="0.0382in" fo:border-left="0.05pt solid #000000" fo:border-right="none" fo:border-top="none" fo:border-bottom="0.05pt solid #000000"/>
    </style:style>
    <style:style style:name="BACKUPSERVICES.J2" style:family="table-cell">
      <style:table-cell-properties fo:padding="0.0382in" fo:border-left="0.05pt solid #000000" fo:border-right="0.05pt solid #000000" fo:border-top="none" fo:border-bottom="0.05pt solid #000000"/>
    </style:style>
    <style:style style:name="MAILSERVICE" style:family="table">
      <style:table-properties style:width="6.059in" fo:margin-left="0in" fo:break-before="auto" fo:break-after="auto" table:align="left"/>
    </style:style>
    <style:style style:name="MAILSERVICE.A" style:family="table-column">
      <style:table-column-properties style:column-width="1.8118in"/>
    </style:style>
    <style:style style:name="MAILSERVICE.B" style:family="table-column">
      <style:table-column-properties style:column-width="0.3118in"/>
    </style:style>
    <style:style style:name="MAILSERVICE.C" style:family="table-column">
      <style:table-column-properties style:column-width="0.3125in"/>
    </style:style>
    <style:style style:name="MAILSERVICE.D" style:family="table-column">
      <style:table-column-properties style:column-width="0.5007in"/>
    </style:style>
    <style:style style:name="MAILSERVICE.J" style:family="table-column">
      <style:table-column-properties style:column-width="1.5604in"/>
    </style:style>
    <style:style style:name="MAILSERVICE.A1" style:family="table-cell">
      <style:table-cell-properties fo:padding="0.0382in" fo:border="0.05pt solid #000000"/>
    </style:style>
    <style:style style:name="MAILSERVICE.A2" style:family="table-cell">
      <style:table-cell-properties fo:padding="0.0382in" fo:border-left="0.05pt solid #000000" fo:border-right="none" fo:border-top="none" fo:border-bottom="0.05pt solid #000000"/>
    </style:style>
    <style:style style:name="MAILSERVICE.J2" style:family="table-cell">
      <style:table-cell-properties fo:padding="0.0382in" fo:border-left="0.05pt solid #000000" fo:border-right="0.05pt solid #000000" fo:border-top="none" fo:border-bottom="0.05pt solid #000000"/>
    </style:style>
    <style:style style:name="WEB-_26_APPLICATION-SERVER" style:display-name="WEB-&amp;APPLICATION-SERVER" style:family="table">
      <style:table-properties style:width="6.059in" fo:margin-left="0in" fo:break-before="auto" fo:break-after="auto" table:align="left"/>
    </style:style>
    <style:style style:name="WEB-_26_APPLICATION-SERVER.A" style:display-name="WEB-&amp;APPLICATION-SERVER.A" style:family="table-column">
      <style:table-column-properties style:column-width="1.8118in"/>
    </style:style>
    <style:style style:name="WEB-_26_APPLICATION-SERVER.B" style:display-name="WEB-&amp;APPLICATION-SERVER.B" style:family="table-column">
      <style:table-column-properties style:column-width="0.3118in"/>
    </style:style>
    <style:style style:name="WEB-_26_APPLICATION-SERVER.C" style:display-name="WEB-&amp;APPLICATION-SERVER.C" style:family="table-column">
      <style:table-column-properties style:column-width="0.3125in"/>
    </style:style>
    <style:style style:name="WEB-_26_APPLICATION-SERVER.D" style:display-name="WEB-&amp;APPLICATION-SERVER.D" style:family="table-column">
      <style:table-column-properties style:column-width="0.5007in"/>
    </style:style>
    <style:style style:name="WEB-_26_APPLICATION-SERVER.J" style:display-name="WEB-&amp;APPLICATION-SERVER.J" style:family="table-column">
      <style:table-column-properties style:column-width="1.5604in"/>
    </style:style>
    <style:style style:name="WEB-_26_APPLICATION-SERVER.A1" style:display-name="WEB-&amp;APPLICATION-SERVER.A1" style:family="table-cell">
      <style:table-cell-properties fo:padding="0.0382in" fo:border="0.05pt solid #000000"/>
    </style:style>
    <style:style style:name="WEB-_26_APPLICATION-SERVER.A2" style:display-name="WEB-&amp;APPLICATION-SERVER.A2" style:family="table-cell">
      <style:table-cell-properties fo:padding="0.0382in" fo:border-left="0.05pt solid #000000" fo:border-right="none" fo:border-top="none" fo:border-bottom="0.05pt solid #000000"/>
    </style:style>
    <style:style style:name="WEB-_26_APPLICATION-SERVER.J2" style:display-name="WEB-&amp;APPLICATION-SERVER.J2" style:family="table-cell">
      <style:table-cell-properties fo:padding="0.0382in" fo:border-left="0.05pt solid #000000" fo:border-right="0.05pt solid #000000" fo:border-top="none" fo:border-bottom="0.05pt solid #000000"/>
    </style:style>
    <style:style style:name="DBSERVER" style:family="table">
      <style:table-properties style:width="6.059in" fo:margin-left="0in" fo:break-before="auto" fo:break-after="auto" table:align="left"/>
    </style:style>
    <style:style style:name="DBSERVER.A" style:family="table-column">
      <style:table-column-properties style:column-width="1.8118in"/>
    </style:style>
    <style:style style:name="DBSERVER.B" style:family="table-column">
      <style:table-column-properties style:column-width="0.3118in"/>
    </style:style>
    <style:style style:name="DBSERVER.C" style:family="table-column">
      <style:table-column-properties style:column-width="0.3125in"/>
    </style:style>
    <style:style style:name="DBSERVER.D" style:family="table-column">
      <style:table-column-properties style:column-width="0.5007in"/>
    </style:style>
    <style:style style:name="DBSERVER.J" style:family="table-column">
      <style:table-column-properties style:column-width="1.5604in"/>
    </style:style>
    <style:style style:name="DBSERVER.A1" style:family="table-cell">
      <style:table-cell-properties fo:padding="0.0382in" fo:border="0.05pt solid #000000"/>
    </style:style>
    <style:style style:name="DBSERVER.A2" style:family="table-cell">
      <style:table-cell-properties fo:padding="0.0382in" fo:border-left="0.05pt solid #000000" fo:border-right="none" fo:border-top="none" fo:border-bottom="0.05pt solid #000000"/>
    </style:style>
    <style:style style:name="DBSERVER.J2" style:family="table-cell">
      <style:table-cell-properties fo:padding="0.0382in" fo:border-left="0.05pt solid #000000" fo:border-right="0.05pt solid #000000" fo:border-top="none" fo:border-bottom="0.05pt solid #000000"/>
    </style:style>
    <style:style style:name="SECURITY" style:family="table">
      <style:table-properties style:width="6.059in" fo:margin-left="0in" fo:break-before="auto" fo:break-after="auto" table:align="left"/>
    </style:style>
    <style:style style:name="SECURITY.A" style:family="table-column">
      <style:table-column-properties style:column-width="1.8118in"/>
    </style:style>
    <style:style style:name="SECURITY.B" style:family="table-column">
      <style:table-column-properties style:column-width="0.3118in"/>
    </style:style>
    <style:style style:name="SECURITY.C" style:family="table-column">
      <style:table-column-properties style:column-width="0.3125in"/>
    </style:style>
    <style:style style:name="SECURITY.D" style:family="table-column">
      <style:table-column-properties style:column-width="0.5007in"/>
    </style:style>
    <style:style style:name="SECURITY.J" style:family="table-column">
      <style:table-column-properties style:column-width="1.5604in"/>
    </style:style>
    <style:style style:name="SECURITY.A1" style:family="table-cell">
      <style:table-cell-properties fo:padding="0.0382in" fo:border="0.05pt solid #000000"/>
    </style:style>
    <style:style style:name="SECURITY.A2" style:family="table-cell">
      <style:table-cell-properties fo:padding="0.0382in" fo:border-left="0.05pt solid #000000" fo:border-right="none" fo:border-top="none" fo:border-bottom="0.05pt solid #000000"/>
    </style:style>
    <style:style style:name="SECURITY.J2" style:family="table-cell">
      <style:table-cell-properties fo:padding="0.0382in" fo:border-left="0.05pt solid #000000" fo:border-right="0.05pt solid #000000" fo:border-top="none" fo:border-bottom="0.05pt solid #000000"/>
    </style:style>
    <style:style style:name="SERVERVIRTUALISIERUNG" style:family="table">
      <style:table-properties style:width="6.059in" fo:margin-left="0in" fo:break-before="auto" fo:break-after="auto" table:align="left"/>
    </style:style>
    <style:style style:name="SERVERVIRTUALISIERUNG.A" style:family="table-column">
      <style:table-column-properties style:column-width="1.8118in"/>
    </style:style>
    <style:style style:name="SERVERVIRTUALISIERUNG.B" style:family="table-column">
      <style:table-column-properties style:column-width="0.3118in"/>
    </style:style>
    <style:style style:name="SERVERVIRTUALISIERUNG.C" style:family="table-column">
      <style:table-column-properties style:column-width="0.3125in"/>
    </style:style>
    <style:style style:name="SERVERVIRTUALISIERUNG.D" style:family="table-column">
      <style:table-column-properties style:column-width="0.5007in"/>
    </style:style>
    <style:style style:name="SERVERVIRTUALISIERUNG.J" style:family="table-column">
      <style:table-column-properties style:column-width="1.5604in"/>
    </style:style>
    <style:style style:name="SERVERVIRTUALISIERUNG.A1" style:family="table-cell">
      <style:table-cell-properties fo:padding="0.0382in" fo:border="0.05pt solid #000000"/>
    </style:style>
    <style:style style:name="SERVERVIRTUALISIERUNG.A2" style:family="table-cell">
      <style:table-cell-properties fo:padding="0.0382in" fo:border-left="0.05pt solid #000000" fo:border-right="none" fo:border-top="none" fo:border-bottom="0.05pt solid #000000"/>
    </style:style>
    <style:style style:name="SERVERVIRTUALISIERUNG.J2" style:family="table-cell">
      <style:table-cell-properties fo:padding="0.0382in" fo:border-left="0.05pt solid #000000" fo:border-right="0.05pt solid #000000" fo:border-top="none" fo:border-bottom="0.05pt solid #000000"/>
    </style:style>
    <style:style style:name="CLOUD_28_IAAS_2f_PAAS_29_" style:display-name="CLOUD(IAAS/PAAS)" style:family="table">
      <style:table-properties style:width="6.059in" fo:margin-left="0in" fo:break-before="auto" fo:break-after="auto" table:align="left"/>
    </style:style>
    <style:style style:name="CLOUD_28_IAAS_2f_PAAS_29_.A" style:display-name="CLOUD(IAAS/PAAS).A" style:family="table-column">
      <style:table-column-properties style:column-width="1.8118in"/>
    </style:style>
    <style:style style:name="CLOUD_28_IAAS_2f_PAAS_29_.B" style:display-name="CLOUD(IAAS/PAAS).B" style:family="table-column">
      <style:table-column-properties style:column-width="0.3118in"/>
    </style:style>
    <style:style style:name="CLOUD_28_IAAS_2f_PAAS_29_.C" style:display-name="CLOUD(IAAS/PAAS).C" style:family="table-column">
      <style:table-column-properties style:column-width="0.3125in"/>
    </style:style>
    <style:style style:name="CLOUD_28_IAAS_2f_PAAS_29_.D" style:display-name="CLOUD(IAAS/PAAS).D" style:family="table-column">
      <style:table-column-properties style:column-width="0.5007in"/>
    </style:style>
    <style:style style:name="CLOUD_28_IAAS_2f_PAAS_29_.J" style:display-name="CLOUD(IAAS/PAAS).J" style:family="table-column">
      <style:table-column-properties style:column-width="1.5604in"/>
    </style:style>
    <style:style style:name="CLOUD_28_IAAS_2f_PAAS_29_.A1" style:display-name="CLOUD(IAAS/PAAS).A1" style:family="table-cell">
      <style:table-cell-properties fo:padding="0.0382in" fo:border="0.05pt solid #000000"/>
    </style:style>
    <style:style style:name="CLOUD_28_IAAS_2f_PAAS_29_.2" style:display-name="CLOUD(IAAS/PAAS).2" style:family="table-row">
      <style:table-row-properties style:min-row-height="0.3854in"/>
    </style:style>
    <style:style style:name="CLOUD_28_IAAS_2f_PAAS_29_.A2" style:display-name="CLOUD(IAAS/PAAS).A2" style:family="table-cell">
      <style:table-cell-properties fo:padding="0.0382in" fo:border-left="0.05pt solid #000000" fo:border-right="none" fo:border-top="none" fo:border-bottom="0.05pt solid #000000"/>
    </style:style>
    <style:style style:name="CLOUD_28_IAAS_2f_PAAS_29_.J2" style:display-name="CLOUD(IAAS/PAAS).J2" style:family="table-cell">
      <style:table-cell-properties fo:padding="0.0382in" fo:border-left="0.05pt solid #000000" fo:border-right="0.05pt solid #000000" fo:border-top="none" fo:border-bottom="0.05pt solid #000000"/>
    </style:style>
    <style:style style:name="TOOLS" style:family="table">
      <style:table-properties style:width="6.059in" fo:margin-left="0in" fo:break-before="auto" fo:break-after="auto" table:align="left"/>
    </style:style>
    <style:style style:name="TOOLS.A" style:family="table-column">
      <style:table-column-properties style:column-width="1.8118in"/>
    </style:style>
    <style:style style:name="TOOLS.B" style:family="table-column">
      <style:table-column-properties style:column-width="0.3118in"/>
    </style:style>
    <style:style style:name="TOOLS.C" style:family="table-column">
      <style:table-column-properties style:column-width="0.3125in"/>
    </style:style>
    <style:style style:name="TOOLS.D" style:family="table-column">
      <style:table-column-properties style:column-width="0.5007in"/>
    </style:style>
    <style:style style:name="TOOLS.J" style:family="table-column">
      <style:table-column-properties style:column-width="1.5604in"/>
    </style:style>
    <style:style style:name="TOOLS.A1" style:family="table-cell">
      <style:table-cell-properties fo:padding="0.0382in" fo:border="0.05pt solid #000000"/>
    </style:style>
    <style:style style:name="TOOLS.2" style:family="table-row">
      <style:table-row-properties style:min-row-height="0.3854in"/>
    </style:style>
    <style:style style:name="TOOLS.A2" style:family="table-cell">
      <style:table-cell-properties fo:padding="0.0382in" fo:border-left="0.05pt solid #000000" fo:border-right="none" fo:border-top="none" fo:border-bottom="0.05pt solid #000000"/>
    </style:style>
    <style:style style:name="TOOLS.J2" style:family="table-cell">
      <style:table-cell-properties fo:padding="0.0382in" fo:border-left="0.05pt solid #000000" fo:border-right="0.05pt solid #000000" fo:border-top="none" fo:border-bottom="0.05pt solid #000000"/>
    </style:style>
    <style:style style:name="PROGRAMMIER-UNDSCRIPT-SPRACHEN" style:family="table">
      <style:table-properties style:width="6.059in" fo:margin-left="0in" fo:break-before="auto" fo:break-after="auto" table:align="left"/>
    </style:style>
    <style:style style:name="PROGRAMMIER-UNDSCRIPT-SPRACHEN.A" style:family="table-column">
      <style:table-column-properties style:column-width="1.8118in"/>
    </style:style>
    <style:style style:name="PROGRAMMIER-UNDSCRIPT-SPRACHEN.B" style:family="table-column">
      <style:table-column-properties style:column-width="0.3118in"/>
    </style:style>
    <style:style style:name="PROGRAMMIER-UNDSCRIPT-SPRACHEN.C" style:family="table-column">
      <style:table-column-properties style:column-width="0.3125in"/>
    </style:style>
    <style:style style:name="PROGRAMMIER-UNDSCRIPT-SPRACHEN.D" style:family="table-column">
      <style:table-column-properties style:column-width="0.5007in"/>
    </style:style>
    <style:style style:name="PROGRAMMIER-UNDSCRIPT-SPRACHEN.J" style:family="table-column">
      <style:table-column-properties style:column-width="1.5604in"/>
    </style:style>
    <style:style style:name="PROGRAMMIER-UNDSCRIPT-SPRACHEN.A1" style:family="table-cell">
      <style:table-cell-properties fo:padding="0.0382in" fo:border="0.05pt solid #000000"/>
    </style:style>
    <style:style style:name="PROGRAMMIER-UNDSCRIPT-SPRACHEN.2" style:family="table-row">
      <style:table-row-properties style:min-row-height="0.3229in"/>
    </style:style>
    <style:style style:name="PROGRAMMIER-UNDSCRIPT-SPRACHEN.A2" style:family="table-cell">
      <style:table-cell-properties fo:padding="0.0382in" fo:border-left="0.05pt solid #000000" fo:border-right="none" fo:border-top="none" fo:border-bottom="0.05pt solid #000000"/>
    </style:style>
    <style:style style:name="PROGRAMMIER-UNDSCRIPT-SPRACHEN.J2" style:family="table-cell">
      <style:table-cell-properties fo:padding="0.0382in" fo:border-left="0.05pt solid #000000" fo:border-right="0.05pt solid #000000" fo:border-top="none" fo:border-bottom="0.05pt solid #000000"/>
    </style:style>
    <style:style style:name="VERSIONCONTROL" style:family="table">
      <style:table-properties style:width="6.059in" fo:margin-left="0in" fo:break-before="auto" fo:break-after="auto" table:align="left"/>
    </style:style>
    <style:style style:name="VERSIONCONTROL.A" style:family="table-column">
      <style:table-column-properties style:column-width="1.8118in"/>
    </style:style>
    <style:style style:name="VERSIONCONTROL.B" style:family="table-column">
      <style:table-column-properties style:column-width="0.3118in"/>
    </style:style>
    <style:style style:name="VERSIONCONTROL.C" style:family="table-column">
      <style:table-column-properties style:column-width="0.3125in"/>
    </style:style>
    <style:style style:name="VERSIONCONTROL.D" style:family="table-column">
      <style:table-column-properties style:column-width="0.5007in"/>
    </style:style>
    <style:style style:name="VERSIONCONTROL.J" style:family="table-column">
      <style:table-column-properties style:column-width="1.5604in"/>
    </style:style>
    <style:style style:name="VERSIONCONTROL.A1" style:family="table-cell">
      <style:table-cell-properties fo:padding="0.0382in" fo:border="0.05pt solid #000000"/>
    </style:style>
    <style:style style:name="VERSIONCONTROL.A2" style:family="table-cell">
      <style:table-cell-properties fo:padding="0.0382in" fo:border-left="0.05pt solid #000000" fo:border-right="none" fo:border-top="none" fo:border-bottom="0.05pt solid #000000"/>
    </style:style>
    <style:style style:name="VERSIONCONTROL.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2" style:family="table">
      <style:table-properties style:width="3.3826in" fo:margin-left="2.6667in" fo:margin-right="-0.0014in" table:align="margins"/>
    </style:style>
    <style:style style:name="Tabelle2.A" style:family="table-column">
      <style:table-column-properties style:column-width="1.1111in" style:rel-column-width="21531*"/>
    </style:style>
    <style:style style:name="Tabelle2.B" style:family="table-column">
      <style:table-column-properties style:column-width="2.2715in" style:rel-column-width="44004*"/>
    </style:style>
    <style:style style:name="Tabelle2.A1" style:family="table-cell">
      <style:table-cell-properties style:vertical-align="top" fo:padding="0in" fo:border="none"/>
    </style:style>
    <style:style style:name="Tabelle3" style:family="table">
      <style:table-properties style:width="3.3993in" fo:margin-left="2.65in" fo:margin-right="-0.0014in" table:align="margins"/>
    </style:style>
    <style:style style:name="Tabelle3.A" style:family="table-column">
      <style:table-column-properties style:column-width="1.1299in" style:rel-column-width="21782*"/>
    </style:style>
    <style:style style:name="Tabelle3.B" style:family="table-column">
      <style:table-column-properties style:column-width="2.2694in" style:rel-column-width="43753*"/>
    </style:style>
    <style:style style:name="Tabelle3.A1" style:family="table-cell">
      <style:table-cell-properties style:vertical-align="top" fo:padding="0in" fo:border="none"/>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tandard">
      <style:text-properties style:font-name="Humnst777 Lt BT1" officeooo:rsid="004db413" officeooo:paragraph-rsid="004db413"/>
    </style:style>
    <style:style style:name="P4" style:family="paragraph" style:parent-style-name="Standard">
      <style:text-properties style:use-window-font-color="true" style:font-name="Humnst777 Lt BT1"/>
    </style:style>
    <style:style style:name="P5" style:family="paragraph" style:parent-style-name="Standard">
      <style:paragraph-properties fo:text-align="start" style:justify-single-word="false"/>
      <style:text-properties style:use-window-font-color="true" style:font-name="Humnst777 Lt BT1" officeooo:paragraph-rsid="00626c66"/>
    </style:style>
    <style:style style:name="P6" style:family="paragraph" style:parent-style-name="Standard">
      <style:paragraph-properties fo:text-align="center" style:justify-single-word="false"/>
      <style:text-properties style:use-window-font-color="true" style:font-name="Humnst777 Lt BT1" fo:letter-spacing="-0.0043in" officeooo:paragraph-rsid="00626c66" style:text-rotation-angle="90" style:text-rotation-scale="line-height"/>
    </style:style>
    <style:style style:name="P7" style:family="paragraph" style:parent-style-name="Standard">
      <style:paragraph-properties fo:text-align="center" style:justify-single-word="false"/>
      <style:text-properties style:use-window-font-color="true" style:font-name="Humnst777 Lt BT1" officeooo:paragraph-rsid="00626c66"/>
    </style:style>
    <style:style style:name="P8" style:family="paragraph" style:parent-style-name="Standard">
      <style:text-properties style:font-name="Roboto Light" officeooo:rsid="0038af21" officeooo:paragraph-rsid="005050c0"/>
    </style:style>
    <style:style style:name="P9" style:family="paragraph" style:parent-style-name="Standard">
      <style:paragraph-properties fo:text-align="start" style:justify-single-word="false"/>
      <style:text-properties style:font-name="Roboto Light2" fo:font-size="9pt" style:font-size-asian="9pt" style:font-size-complex="9pt"/>
    </style:style>
    <style:style style:name="P10" style:family="paragraph" style:parent-style-name="Standard">
      <style:text-properties style:font-name="Roboto Light2" fo:font-size="9pt" fo:font-weight="normal" style:font-size-asian="9pt" style:font-weight-asian="normal" style:font-size-complex="9pt" style:font-weight-complex="normal"/>
    </style:style>
    <style:style style:name="P11" style:family="paragraph" style:parent-style-name="Standard">
      <style:text-properties style:font-name="Roboto Light2" fo:font-size="9pt" fo:language="de" fo:country="CH" officeooo:paragraph-rsid="002d2f00" style:font-name-asian="Arial" style:font-size-asian="9pt" style:font-name-complex="Arial" style:font-size-complex="9pt"/>
    </style:style>
    <style:style style:name="P12" style:family="paragraph" style:parent-style-name="Standard">
      <style:text-properties fo:color="#000000" style:font-name="Roboto Light1" fo:font-size="9pt" style:font-size-asian="9pt" style:font-size-complex="9pt"/>
    </style:style>
    <style:style style:name="P13" style:family="paragraph" style:parent-style-name="Standard">
      <style:text-properties style:font-name="Roboto Light1" fo:font-size="9pt" style:font-name-asian="Arial" style:font-size-asian="9pt" style:font-name-complex="Arial" style:font-size-complex="9pt"/>
    </style:style>
    <style:style style:name="P14" style:family="paragraph" style:parent-style-name="Standard">
      <style:text-properties style:font-name="Roboto Light1" fo:font-size="9pt" fo:font-weight="normal" style:font-size-asian="9pt" style:font-weight-asian="normal" style:font-size-complex="9pt" style:font-weight-complex="normal"/>
    </style:style>
    <style:style style:name="P15" style:family="paragraph" style:parent-style-name="Standard">
      <style:text-properties officeooo:rsid="0061c42c" officeooo:paragraph-rsid="00626c66"/>
    </style:style>
    <style:style style:name="P16" style:family="paragraph" style:parent-style-name="Small">
      <style:paragraph-properties fo:text-align="start" style:justify-single-word="false">
        <style:tab-stops>
          <style:tab-stop style:position="1.0819in"/>
        </style:tab-stops>
      </style:paragraph-properties>
      <style:text-properties fo:color="#c0c0c0"/>
    </style:style>
    <style:style style:name="P17" style:family="paragraph" style:parent-style-name="Small">
      <style:paragraph-properties>
        <style:tab-stops>
          <style:tab-stop style:position="3.2591in" style:type="center"/>
          <style:tab-stop style:position="6.0492in" style:type="right"/>
        </style:tab-stops>
      </style:paragraph-properties>
    </style:style>
    <style:style style:name="P18"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19"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0"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1" style:family="paragraph" style:parent-style-name="Standard">
      <style:paragraph-properties fo:margin-left="0in" fo:margin-right="0in" fo:text-indent="0in" style:auto-text-indent="false"/>
      <style:text-properties style:use-window-font-color="true" style:font-name="Humnst777 Lt BT1"/>
    </style:style>
    <style:style style:name="P22"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23" style:family="paragraph" style:parent-style-name="Standard">
      <style:paragraph-properties fo:hyphenation-ladder-count="no-limit" style:shadow="none"/>
      <style:text-properties fo:hyphenate="true" fo:hyphenation-remain-char-count="2" fo:hyphenation-push-char-count="2"/>
    </style:style>
    <style:style style:name="P24" style:family="paragraph" style:parent-style-name="Standard">
      <style:paragraph-properties fo:margin-top="0.0138in" fo:margin-bottom="0in" style:contextual-spacing="false" fo:text-align="start" style:justify-single-word="false" style:vertical-align="middle"/>
    </style:style>
    <style:style style:name="P25"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26"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27" style:family="paragraph" style:parent-style-name="Table_20_Contents">
      <style:text-properties officeooo:rsid="006651ce" officeooo:paragraph-rsid="006651ce"/>
    </style:style>
    <style:style style:name="P28" style:family="paragraph" style:parent-style-name="Table_20_Contents">
      <style:text-properties officeooo:rsid="006651ce" officeooo:paragraph-rsid="00668a2d"/>
    </style:style>
    <style:style style:name="P29" style:family="paragraph" style:parent-style-name="Table_20_Contents">
      <style:text-properties officeooo:rsid="006651ce" officeooo:paragraph-rsid="006f78a1"/>
    </style:style>
    <style:style style:name="P30" style:family="paragraph" style:parent-style-name="Table_20_Contents">
      <style:paragraph-properties fo:text-align="center" style:justify-single-word="false"/>
      <style:text-properties officeooo:rsid="0068865f" officeooo:paragraph-rsid="0068865f"/>
    </style:style>
    <style:style style:name="P31" style:family="paragraph" style:parent-style-name="Table_20_Contents">
      <style:paragraph-properties fo:text-align="center" style:justify-single-word="false"/>
      <style:text-properties officeooo:rsid="0068865f" officeooo:paragraph-rsid="006f78a1"/>
    </style:style>
    <style:style style:name="P32" style:family="paragraph" style:parent-style-name="Table_20_Contents">
      <style:paragraph-properties fo:text-align="center" style:justify-single-word="false" fo:background-color="#cccccc">
        <style:background-image/>
      </style:paragraph-properties>
      <style:text-properties officeooo:rsid="006f78a1" officeooo:paragraph-rsid="006f78a1" fo:background-color="transparent"/>
    </style:style>
    <style:style style:name="P33" style:family="paragraph" style:parent-style-name="Table_20_Contents">
      <style:paragraph-properties fo:text-align="center" style:justify-single-word="false" fo:background-color="#cccccc">
        <style:background-image/>
      </style:paragraph-properties>
      <style:text-properties officeooo:rsid="006f78a1" officeooo:paragraph-rsid="006f78a1"/>
    </style:style>
    <style:style style:name="P34" style:family="paragraph" style:parent-style-name="Standard">
      <style:paragraph-properties fo:text-align="end" style:justify-single-word="false"/>
      <style:text-properties fo:font-size="8pt" officeooo:paragraph-rsid="00795adb" style:font-size-asian="8pt"/>
    </style:style>
    <style:style style:name="P35" style:family="paragraph" style:parent-style-name="Standard">
      <style:paragraph-properties fo:text-align="end" style:justify-single-word="false"/>
      <style:text-properties fo:font-size="8pt" officeooo:rsid="004b24c9" officeooo:paragraph-rsid="00795adb" style:font-size-asian="8pt"/>
    </style:style>
    <style:style style:name="P36" style:family="paragraph" style:parent-style-name="Standard">
      <style:paragraph-properties fo:text-align="end" style:justify-single-word="false"/>
      <style:text-properties fo:font-size="2pt" officeooo:paragraph-rsid="00795adb" style:font-size-asian="2pt"/>
    </style:style>
    <style:style style:name="P37" style:family="paragraph" style:parent-style-name="Standard">
      <style:text-properties style:font-name="Roboto Light"/>
    </style:style>
    <style:style style:name="P38" style:family="paragraph" style:parent-style-name="Standard">
      <style:text-properties style:font-name="Roboto Light" officeooo:rsid="001e4714" officeooo:paragraph-rsid="00795adb"/>
    </style:style>
    <style:style style:name="P39" style:family="paragraph" style:parent-style-name="Standard">
      <style:text-properties style:font-name="Roboto Light" officeooo:paragraph-rsid="005050c0"/>
    </style:style>
    <style:style style:name="P40" style:family="paragraph" style:parent-style-name="Standard">
      <style:text-properties style:font-name="Roboto Light" officeooo:paragraph-rsid="00795adb"/>
    </style:style>
    <style:style style:name="P41"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717f9b" officeooo:paragraph-rsid="00795adb" style:font-size-asian="14pt" style:font-size-complex="14pt"/>
    </style:style>
    <style:style style:name="P42"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5050c0" officeooo:paragraph-rsid="005050c0" style:font-size-asian="14pt" style:font-size-complex="14pt"/>
    </style:style>
    <style:style style:name="P43" style:family="paragraph" style:parent-style-name="Standard">
      <style:text-properties officeooo:rsid="004db413" officeooo:paragraph-rsid="004db413"/>
    </style:style>
    <style:style style:name="P44" style:family="paragraph" style:parent-style-name="Standard">
      <style:text-properties officeooo:rsid="004db413" officeooo:paragraph-rsid="00795adb"/>
    </style:style>
    <style:style style:name="P45" style:family="paragraph" style:parent-style-name="Standard">
      <style:text-properties style:font-name="Humnst777 Lt BT1" officeooo:rsid="007a214e" officeooo:paragraph-rsid="007a214e"/>
    </style:style>
    <style:style style:name="P46" style:family="paragraph" style:parent-style-name="Standard">
      <style:paragraph-properties fo:text-align="start" style:justify-single-word="false"/>
      <style:text-properties style:font-name="Humnst777 Lt BT1" officeooo:rsid="007a214e" officeooo:paragraph-rsid="007a214e"/>
    </style:style>
    <style:style style:name="P47" style:family="paragraph" style:parent-style-name="Standard">
      <style:text-properties officeooo:paragraph-rsid="00795adb"/>
    </style:style>
    <style:style style:name="P48" style:family="paragraph" style:parent-style-name="Standard">
      <style:text-properties officeooo:paragraph-rsid="005050c0"/>
    </style:style>
    <style:style style:name="P49" style:family="paragraph" style:parent-style-name="Standard">
      <style:text-properties style:font-name="Roboto Light2" officeooo:paragraph-rsid="005050c0"/>
    </style:style>
    <style:style style:name="P50" style:family="paragraph" style:parent-style-name="Standard">
      <style:paragraph-properties fo:text-align="start" style:justify-single-word="false"/>
      <style:text-properties style:font-name="Roboto Light2" officeooo:paragraph-rsid="005050c0"/>
    </style:style>
    <style:style style:name="P51" style:family="paragraph" style:parent-style-name="Standard" style:master-page-name="PITC_5f_title_5f_page">
      <style:paragraph-properties style:page-number="auto"/>
    </style:style>
    <style:style style:name="P52" style:family="paragraph" style:parent-style-name="Standard">
      <style:paragraph-properties fo:margin-top="0.1181in" fo:margin-bottom="0.0193in" style:contextual-spacing="false" fo:text-align="start" style:justify-single-word="false"/>
      <style:text-properties style:font-name="Humnst777 BT1" officeooo:paragraph-rsid="00795adb"/>
    </style:style>
    <style:style style:name="P53"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54" style:family="paragraph" style:parent-style-name="Standard">
      <style:paragraph-properties fo:margin-top="0.1181in" fo:margin-bottom="0.0193in" style:contextual-spacing="false" fo:text-align="start" style:justify-single-word="false"/>
      <style:text-properties style:use-window-font-color="true" style:font-name="Roboto Medium" fo:font-size="10pt" fo:language="de" fo:country="CH" officeooo:paragraph-rsid="005050c0" style:font-name-asian="Times New Roman" style:font-size-asian="10pt"/>
    </style:style>
    <style:style style:name="P55"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56" style:family="paragraph" style:parent-style-name="Heading_20_1">
      <style:text-properties officeooo:paragraph-rsid="006f78a1"/>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5050c0"/>
    </style:style>
    <style:style style:name="T5" style:family="text">
      <style:text-properties officeooo:rsid="00734d83"/>
    </style:style>
    <style:style style:name="T6" style:family="text">
      <style:text-properties officeooo:rsid="00795adb"/>
    </style:style>
    <style:style style:name="T7"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OLE">
      <style:graphic-properties fo:margin-left="0in" fo:margin-right="0in" style:protect="size position" style:vertical-pos="from-top" style:vertical-rel="page" style:horizontal-pos="from-left" style:horizontal-rel="page" draw:ole-draw-aspect="1" draw:visible-area-width="2.0949in" draw:visible-area-height="1.4283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1">
        <draw:text-box fo:min-height="0.4862in">
          <text:p text:style-name="P25">Fachwissensskala - <text:span text:style-name="T6">@Name</text:span></text:p>
        </draw:text-box>
      </draw:frame>
      <draw:frame draw:style-name="fr6" draw:name="pitc_customer_shortid" text:anchor-type="page" text:anchor-page-number="1" svg:x="1.4665in" svg:y="1.1in" svg:width="0.6547in" draw:z-index="2">
        <draw:text-box fo:min-height="0.3126in">
          <text:p text:style-name="P3">[CLIENT]</text:p>
        </draw:text-box>
      </draw:frame>
      <draw:frame draw:style-name="fr6" draw:name="pitc_project_shortid" text:anchor-type="page" text:anchor-page-number="1" svg:x="2.4555in" svg:y="1.0945in" svg:width="0.6472in" draw:z-index="3">
        <draw:text-box fo:min-height="0.3126in">
          <text:p text:style-name="P3">[PROJECT]</text:p>
        </draw:text-box>
      </draw:frame>
      <draw:frame draw:style-name="fr6" draw:name="pitc_org_unit" text:anchor-type="page" text:anchor-page-number="1" svg:x="3.4693in" svg:y="1.0957in" svg:width="0.6772in" draw:z-index="4">
        <draw:text-box fo:min-height="0.3126in">
          <text:p text:style-name="P3">[SECTION]</text:p>
        </draw:text-box>
      </draw:frame>
      <draw:frame draw:style-name="fr7" draw:name="Frame8" text:anchor-type="page" text:anchor-page-number="1" svg:x="1.4665in" svg:y="0.9264in" svg:width="0.7681in" draw:z-index="5">
        <draw:text-box fo:min-height="0.1744in">
          <text:p text:style-name="Small">Kundenkürzel</text:p>
        </draw:text-box>
      </draw:frame>
      <draw:frame draw:style-name="fr7" draw:name="Frame6" text:anchor-type="page" text:anchor-page-number="1" svg:x="2.4555in" svg:y="0.9209in" svg:width="0.7681in" draw:z-index="6">
        <draw:text-box fo:min-height="0.1744in">
          <text:p text:style-name="Small">Projektkürzel</text:p>
        </draw:text-box>
      </draw:frame>
      <draw:frame draw:style-name="fr7" draw:name="Frame7" text:anchor-type="page" text:anchor-page-number="1" svg:x="3.4693in" svg:y="0.9264in" svg:width="0.7681in" draw:z-index="7">
        <draw:text-box fo:min-height="0.1744in">
          <text:p text:style-name="Small">Bereichskürzel</text:p>
        </draw:text-box>
      </draw:frame>
      <draw:frame draw:style-name="fr10"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51"/>
      <text:p text:style-name="Standard"/>
      <text:p text:style-name="P37"/>
      <text:p text:style-name="P47"/>
      <text:p text:style-name="P41">@Funktion</text:p>
      <text:p text:style-name="P44"/>
      <text:p text:style-name="P47"><draw:frame draw:style-name="fr8" draw:name="pitc_abstract" text:anchor-type="paragraph" svg:x="0.002in" svg:y="0.0138in" svg:width="6.0457in" draw:z-index="8"><draw:text-box fo:min-height="0.6917in"><text:p text:style-name="P26">D<text:span text:style-name="T4">ie</text:span> vorliegende <text:span text:style-name="T4">Fachwissensskala</text:span> ist nur für die aufgeführte Empfängerfirma bestimmt. </text:p><text:p text:style-name="P26">Die darin enthaltenen Personendaten sind vertraulich zu behandeln.</text:p></draw:text-box></draw:frame></text:p>
      <text:p text:style-name="P47"/>
      <text:p text:style-name="P47"/>
      <text:p text:style-name="P47"/>
      <text:p text:style-name="P47"/>
      <text:p text:style-name="P47"/>
      <text:p text:style-name="P47"/>
      <text:p text:style-name="P47"/>
      <text:p text:style-name="P47"/>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
      <text:p text:style-name="P47"/>
      <table:table table:name="Tabelle2" table:style-name="Tabelle2">
        <table:table-column table:style-name="Tabelle2.A"/>
        <table:table-column table:style-name="Tabelle2.B"/>
        <table:table-row>
          <table:table-cell table:style-name="Tabelle2.A1" office:value-type="string">
            <text:p text:style-name="P52">Datum</text:p>
          </table:table-cell>
          <table:table-cell table:style-name="Tabelle2.A1" office:value-type="string">
            <text:p text:style-name="P47"><draw:frame draw:style-name="fr9" draw:name="pitc_date_display" text:anchor-type="paragraph" svg:x="0.0354in" svg:y="0.0354in" svg:width="2.2201in" svg:height="0.2992in" draw:z-index="9"><draw:text-box><text:p text:style-name="P45">@Datum</text:p></draw:text-box></draw:frame></text:p>
          </table:table-cell>
        </table:table-row>
      </table:table>
      <text:p text:style-name="P47"/>
      <table:table table:name="Tabelle3" table:style-name="Tabelle3">
        <table:table-column table:style-name="Tabelle3.A"/>
        <table:table-column table:style-name="Tabelle3.B"/>
        <table:table-row>
          <table:table-cell table:style-name="Tabelle3.A1" office:value-type="string">
            <text:p text:style-name="P52">Version</text:p>
          </table:table-cell>
          <table:table-cell table:style-name="Tabelle3.A1" office:value-type="string">
            <text:p text:style-name="P47"><draw:frame draw:style-name="fr9" draw:name="pitc_version" text:anchor-type="paragraph" svg:x="0.0354in" svg:y="0.0354in" svg:width="2.2201in" svg:height="0.2992in" draw:z-index="10"><draw:text-box><text:p text:style-name="P46">@Version</text:p></draw:text-box></draw:frame></text:p>
          </table:table-cell>
        </table:table-row>
      </table:table>
      <text:p text:style-name="P47"/>
      <text:p text:style-name="P40"/>
      <text:p text:style-name="P40"/>
      <text:p text:style-name="P39"/>
      <text:p text:style-name="P39"/>
      <text:p text:style-name="P39"/>
      <text:p text:style-name="P39"/>
      <text:p text:style-name="P39"/>
      <text:p text:style-name="P8"/>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4">Erfahrungswert</text:p>
            </table:table-cell>
            <table:table-cell table:style-name="Tabelle7.B1" office:value-type="string">
              <text:p text:style-name="P4">Beschreibung</text:p>
            </table:table-cell>
          </table:table-row>
        </table:table-header-rows>
        <table:table-row>
          <table:table-cell table:style-name="Tabelle7.A2" office:value-type="string">
            <text:p text:style-name="P20">Trainee</text:p>
          </table:table-cell>
          <table:table-cell table:style-name="Tabelle7.B2" office:value-type="string">
            <text:p text:style-name="P4">Ich habe von der Technologie gehört oder mich eingelesen und eventuell auch ein paar Beispiele gemacht.</text:p>
          </table:table-cell>
        </table:table-row>
        <table:table-row>
          <table:table-cell table:style-name="Tabelle7.A2" office:value-type="string">
            <text:p text:style-name="P22">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20">Professional</text:p>
          </table:table-cell>
          <table:table-cell table:style-name="Tabelle7.B2" office:value-type="string">
            <text:p text:style-name="P23">Ich habe praktische Erfahrung und kenne mich mit den meisten Funktionalitäten und Problemen aus.</text:p>
          </table:table-cell>
        </table:table-row>
        <table:table-row>
          <table:table-cell table:style-name="Tabelle7.A2" office:value-type="string">
            <text:p text:style-name="P20">Senior</text:p>
          </table:table-cell>
          <table:table-cell table:style-name="Tabelle7.B2" office:value-type="string">
            <text:p text:style-name="P21">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20">Expert </text:p>
          </table:table-cell>
          <table:table-cell table:style-name="Tabelle7.B2" office:value-type="string">
            <text:p text:style-name="P21">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15"/>
      <text:p text:style-name="P15"/>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header-rows>
          <table:table-row table:style-name="Tabelle1.1">
            <table:table-cell table:style-name="Tabelle1.A1" office:value-type="string">
              <text:p text:style-name="P5">Fachwissen</text:p>
            </table:table-cell>
            <table:table-cell table:style-name="Tabelle1.A1" office:value-type="string">
              <text:p text:style-name="P6">Anz. Jahre Erfahrung </text:p>
            </table:table-cell>
            <table:table-cell table:style-name="Tabelle1.A1" office:value-type="string">
              <text:p text:style-name="P6"><text:s/>Anzahl Projekte </text:p>
            </table:table-cell>
            <table:table-cell table:style-name="Tabelle1.A1" office:value-type="string">
              <text:p text:style-name="P6">letztmals angewendet </text:p>
            </table:table-cell>
            <table:table-cell>
              <table:table table:is-sub-table="true">
                <table:table-column table:style-name="Tabelle1.E1.1"/>
                <table:table-column table:style-name="Tabelle1.E1.2"/>
                <table:table-column table:style-name="Tabelle1.E1.1" table:number-columns-repeated="2"/>
                <table:table-column table:style-name="Tabelle1.E1.5"/>
                <table:table-row table:style-name="Tabelle1.E1.1">
                  <table:table-cell table:style-name="Tabelle1.E1.1.1" table:number-columns-spanned="5" office:value-type="string">
                    <text:p text:style-name="P7">Erfahrungswert </text:p>
                  </table:table-cell>
                  <table:covered-table-cell/>
                  <table:covered-table-cell/>
                  <table:covered-table-cell/>
                  <table:covered-table-cell/>
                </table:table-row>
                <table:table-row table:style-name="Tabelle1.E1.2">
                  <table:table-cell table:style-name="Tabelle1.E1.1.2" office:value-type="string">
                    <text:p text:style-name="P6">Trainee </text:p>
                  </table:table-cell>
                  <table:table-cell table:style-name="Tabelle1.E1.1.2" office:value-type="string">
                    <text:p text:style-name="P6">Junior </text:p>
                  </table:table-cell>
                  <table:table-cell table:style-name="Tabelle1.E1.1.2" office:value-type="string">
                    <text:p text:style-name="P6">Professional</text:p>
                  </table:table-cell>
                  <table:table-cell table:style-name="Tabelle1.E1.1.2" office:value-type="string">
                    <text:p text:style-name="P6">Senior </text:p>
                  </table:table-cell>
                  <table:table-cell table:style-name="Tabelle1.E1.1.2" office:value-type="string">
                    <text:p text:style-name="P6">Expert</text:p>
                  </table:table-cell>
                </table:table-row>
              </table:table>
            </table:table-cell>
            <table:table-cell table:style-name="Tabelle1.F1" office:value-type="string">
              <text:p text:style-name="P5">Bemerkung</text:p>
            </table:table-cell>
          </table:table-row>
        </table:table-header-rows>
      </table:table>
      <table:table table:name="LINUXDISTRIBUTIONEN" table:style-name="LINUXDISTRIBUTIONEN">
        <table:table-column table:style-name="LINUXDISTRIBUTIONEN.A"/>
        <table:table-column table:style-name="LINUXDISTRIBUTIONEN.B"/>
        <table:table-column table:style-name="LINUXDISTRIBUTIONEN.C"/>
        <table:table-column table:style-name="LINUXDISTRIBUTIONEN.D"/>
        <table:table-column table:style-name="LINUXDISTRIBUTIONEN.C" table:number-columns-repeated="2"/>
        <table:table-column table:style-name="LINUXDISTRIBUTIONEN.B"/>
        <table:table-column table:style-name="LINUXDISTRIBUTIONEN.C" table:number-columns-repeated="2"/>
        <table:table-column table:style-name="LINUXDISTRIBUTIONEN.J"/>
        <table:table-row>
          <table:table-cell table:style-name="LINUXDISTRIBUTIONEN.A1" table:number-columns-spanned="10" office:value-type="string">
            <text:p text:style-name="P32">Linux Distributionen</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DISTRIBUTIONEN.A2" office:value-type="string">
            <text:p text:style-name="P27">[TOPIC]</text:p>
          </table:table-cell>
          <table:table-cell table:style-name="LINUXDISTRIBUTIONEN.A2" office:value-type="string">
            <text:p text:style-name="P27"/>
          </table:table-cell>
          <table:table-cell table:style-name="LINUXDISTRIBUTIONEN.A2" office:value-type="string">
            <text:p text:style-name="P27"/>
          </table:table-cell>
          <table:table-cell table:style-name="LINUXDISTRIBUTIONEN.A2" office:value-type="string">
            <text:p text:style-name="P27"/>
          </table:table-cell>
          <table:table-cell table:style-name="LINUXDISTRIBUTIONEN.A2" office:value-type="string">
            <text:p text:style-name="P30"/>
          </table:table-cell>
          <table:table-cell table:style-name="LINUXDISTRIBUTIONEN.A2" office:value-type="string">
            <text:p text:style-name="P30"/>
          </table:table-cell>
          <table:table-cell table:style-name="LINUXDISTRIBUTIONEN.A2" office:value-type="string">
            <text:p text:style-name="P30"/>
          </table:table-cell>
          <table:table-cell table:style-name="LINUXDISTRIBUTIONEN.A2" office:value-type="string">
            <text:p text:style-name="P30"/>
          </table:table-cell>
          <table:table-cell table:style-name="LINUXDISTRIBUTIONEN.A2" office:value-type="string">
            <text:p text:style-name="P30"/>
          </table:table-cell>
          <table:table-cell table:style-name="LINUXDISTRIBUTIONEN.J2" office:value-type="string">
            <text:p text:style-name="P27"/>
          </table:table-cell>
        </table:table-row>
      </table:table>
      <table:table table:name="LINUXSYSTEM-&amp;CONFIGURATION-MANAGEMENT" table:style-name="LINUXSYSTEM-_26_CONFIGURATION-MANAGEMENT">
        <table:table-column table:style-name="LINUXSYSTEM-_26_CONFIGURATION-MANAGEMENT.A"/>
        <table:table-column table:style-name="LINUXSYSTEM-_26_CONFIGURATION-MANAGEMENT.B"/>
        <table:table-column table:style-name="LINUXSYSTEM-_26_CONFIGURATION-MANAGEMENT.C"/>
        <table:table-column table:style-name="LINUXSYSTEM-_26_CONFIGURATION-MANAGEMENT.D"/>
        <table:table-column table:style-name="LINUXSYSTEM-_26_CONFIGURATION-MANAGEMENT.C" table:number-columns-repeated="2"/>
        <table:table-column table:style-name="LINUXSYSTEM-_26_CONFIGURATION-MANAGEMENT.B"/>
        <table:table-column table:style-name="LINUXSYSTEM-_26_CONFIGURATION-MANAGEMENT.C" table:number-columns-repeated="2"/>
        <table:table-column table:style-name="LINUXSYSTEM-_26_CONFIGURATION-MANAGEMENT.J"/>
        <table:table-row>
          <table:table-cell table:style-name="LINUXSYSTEM-_26_CONFIGURATION-MANAGEMENT.A1" table:number-columns-spanned="10" office:value-type="string">
            <text:p text:style-name="P33">Linux System- &amp; Configuration-Manag<text:span text:style-name="T5">e</text:span>ment</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SYSTEM-_26_CONFIGURATION-MANAGEMENT.A2" office:value-type="string">
            <text:p text:style-name="P28">[TOPIC]</text:p>
          </table:table-cell>
          <table:table-cell table:style-name="LINUXSYSTEM-_26_CONFIGURATION-MANAGEMENT.A2" office:value-type="string">
            <text:p text:style-name="P28"/>
          </table:table-cell>
          <table:table-cell table:style-name="LINUXSYSTEM-_26_CONFIGURATION-MANAGEMENT.A2" office:value-type="string">
            <text:p text:style-name="P28"/>
          </table:table-cell>
          <table:table-cell table:style-name="LINUXSYSTEM-_26_CONFIGURATION-MANAGEMENT.A2" office:value-type="string">
            <text:p text:style-name="P28"/>
          </table:table-cell>
          <table:table-cell table:style-name="LINUXSYSTEM-_26_CONFIGURATION-MANAGEMENT.A2" office:value-type="string">
            <text:p text:style-name="P30"/>
          </table:table-cell>
          <table:table-cell table:style-name="LINUXSYSTEM-_26_CONFIGURATION-MANAGEMENT.A2" office:value-type="string">
            <text:p text:style-name="P30"/>
          </table:table-cell>
          <table:table-cell table:style-name="LINUXSYSTEM-_26_CONFIGURATION-MANAGEMENT.A2" office:value-type="string">
            <text:p text:style-name="P30"/>
          </table:table-cell>
          <table:table-cell table:style-name="LINUXSYSTEM-_26_CONFIGURATION-MANAGEMENT.A2" office:value-type="string">
            <text:p text:style-name="P30"/>
          </table:table-cell>
          <table:table-cell table:style-name="LINUXSYSTEM-_26_CONFIGURATION-MANAGEMENT.A2" office:value-type="string">
            <text:p text:style-name="P30"/>
          </table:table-cell>
          <table:table-cell table:style-name="LINUXSYSTEM-_26_CONFIGURATION-MANAGEMENT.J2" office:value-type="string">
            <text:p text:style-name="P28"/>
          </table:table-cell>
        </table:table-row>
      </table:table>
      <table:table table:name="MONITORING" table:style-name="MONITORING">
        <table:table-column table:style-name="MONITORING.A"/>
        <table:table-column table:style-name="MONITORING.B"/>
        <table:table-column table:style-name="MONITORING.C"/>
        <table:table-column table:style-name="MONITORING.D"/>
        <table:table-column table:style-name="MONITORING.C" table:number-columns-repeated="2"/>
        <table:table-column table:style-name="MONITORING.B"/>
        <table:table-column table:style-name="MONITORING.C" table:number-columns-repeated="2"/>
        <table:table-column table:style-name="MONITORING.J"/>
        <table:table-row>
          <table:table-cell table:style-name="MONITORING.A1" table:number-columns-spanned="10" office:value-type="string">
            <text:p text:style-name="P33">Monitoring</text:p>
          </table:table-cell>
          <table:covered-table-cell/>
          <table:covered-table-cell/>
          <table:covered-table-cell/>
          <table:covered-table-cell/>
          <table:covered-table-cell/>
          <table:covered-table-cell/>
          <table:covered-table-cell/>
          <table:covered-table-cell/>
          <table:covered-table-cell/>
        </table:table-row>
        <table:table-row>
          <table:table-cell table:style-name="MONITORING.A2" office:value-type="string">
            <text:p text:style-name="P28">[TOPIC]</text:p>
          </table:table-cell>
          <table:table-cell table:style-name="MONITORING.A2" office:value-type="string">
            <text:p text:style-name="P28"/>
          </table:table-cell>
          <table:table-cell table:style-name="MONITORING.A2" office:value-type="string">
            <text:p text:style-name="P28"/>
          </table:table-cell>
          <table:table-cell table:style-name="MONITORING.A2" office:value-type="string">
            <text:p text:style-name="P29"/>
          </table:table-cell>
          <table:table-cell table:style-name="MONITORING.A2" office:value-type="string">
            <text:p text:style-name="P30"/>
          </table:table-cell>
          <table:table-cell table:style-name="MONITORING.A2" office:value-type="string">
            <text:p text:style-name="P30"/>
          </table:table-cell>
          <table:table-cell table:style-name="MONITORING.A2" office:value-type="string">
            <text:p text:style-name="P30"/>
          </table:table-cell>
          <table:table-cell table:style-name="MONITORING.A2" office:value-type="string">
            <text:p text:style-name="P30"/>
          </table:table-cell>
          <table:table-cell table:style-name="MONITORING.A2" office:value-type="string">
            <text:p text:style-name="P30"/>
          </table:table-cell>
          <table:table-cell table:style-name="MONITORING.J2" office:value-type="string">
            <text:p text:style-name="P28"/>
          </table:table-cell>
        </table:table-row>
      </table:table>
      <table:table table:name="STORAGE/FILESERVICES" table:style-name="STORAGE_2f_FILESERVICES">
        <table:table-column table:style-name="STORAGE_2f_FILESERVICES.A"/>
        <table:table-column table:style-name="STORAGE_2f_FILESERVICES.B"/>
        <table:table-column table:style-name="STORAGE_2f_FILESERVICES.C"/>
        <table:table-column table:style-name="STORAGE_2f_FILESERVICES.D"/>
        <table:table-column table:style-name="STORAGE_2f_FILESERVICES.C" table:number-columns-repeated="2"/>
        <table:table-column table:style-name="STORAGE_2f_FILESERVICES.B"/>
        <table:table-column table:style-name="STORAGE_2f_FILESERVICES.C" table:number-columns-repeated="2"/>
        <table:table-column table:style-name="STORAGE_2f_FILESERVICES.J"/>
        <table:table-row>
          <table:table-cell table:style-name="STORAGE_2f_FILESERVICES.A1" table:number-columns-spanned="10" office:value-type="string">
            <text:p text:style-name="P33">Storage / File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STORAGE_2f_FILESERVICES.A2" office:value-type="string">
            <text:p text:style-name="P28">[TOPIC]</text:p>
          </table:table-cell>
          <table:table-cell table:style-name="STORAGE_2f_FILESERVICES.A2" office:value-type="string">
            <text:p text:style-name="P28"/>
          </table:table-cell>
          <table:table-cell table:style-name="STORAGE_2f_FILESERVICES.A2" office:value-type="string">
            <text:p text:style-name="P28"/>
          </table:table-cell>
          <table:table-cell table:style-name="STORAGE_2f_FILESERVICES.A2" office:value-type="string">
            <text:p text:style-name="P28"/>
          </table:table-cell>
          <table:table-cell table:style-name="STORAGE_2f_FILESERVICES.A2" office:value-type="string">
            <text:p text:style-name="P30"/>
          </table:table-cell>
          <table:table-cell table:style-name="STORAGE_2f_FILESERVICES.A2" office:value-type="string">
            <text:p text:style-name="P30"/>
          </table:table-cell>
          <table:table-cell table:style-name="STORAGE_2f_FILESERVICES.A2" office:value-type="string">
            <text:p text:style-name="P30"/>
          </table:table-cell>
          <table:table-cell table:style-name="STORAGE_2f_FILESERVICES.A2" office:value-type="string">
            <text:p text:style-name="P30"/>
          </table:table-cell>
          <table:table-cell table:style-name="STORAGE_2f_FILESERVICES.A2" office:value-type="string">
            <text:p text:style-name="P30"/>
          </table:table-cell>
          <table:table-cell table:style-name="STORAGE_2f_FILESERVICES.J2" office:value-type="string">
            <text:p text:style-name="P28"/>
          </table:table-cell>
        </table:table-row>
      </table:table>
      <table:table table:name="PACKAGING" table:style-name="PACKAGING">
        <table:table-column table:style-name="PACKAGING.A"/>
        <table:table-column table:style-name="PACKAGING.B"/>
        <table:table-column table:style-name="PACKAGING.C"/>
        <table:table-column table:style-name="PACKAGING.D"/>
        <table:table-column table:style-name="PACKAGING.C" table:number-columns-repeated="2"/>
        <table:table-column table:style-name="PACKAGING.B"/>
        <table:table-column table:style-name="PACKAGING.C" table:number-columns-repeated="2"/>
        <table:table-column table:style-name="PACKAGING.J"/>
        <table:table-row>
          <table:table-cell table:style-name="PACKAGING.A1" table:number-columns-spanned="10" office:value-type="string">
            <text:p text:style-name="P33">Packaging</text:p>
          </table:table-cell>
          <table:covered-table-cell/>
          <table:covered-table-cell/>
          <table:covered-table-cell/>
          <table:covered-table-cell/>
          <table:covered-table-cell/>
          <table:covered-table-cell/>
          <table:covered-table-cell/>
          <table:covered-table-cell/>
          <table:covered-table-cell/>
        </table:table-row>
        <table:table-row>
          <table:table-cell table:style-name="PACKAGING.A2" office:value-type="string">
            <text:p text:style-name="P28">[TOPIC]</text:p>
          </table:table-cell>
          <table:table-cell table:style-name="PACKAGING.A2" office:value-type="string">
            <text:p text:style-name="P28"/>
          </table:table-cell>
          <table:table-cell table:style-name="PACKAGING.A2" office:value-type="string">
            <text:p text:style-name="P28"/>
          </table:table-cell>
          <table:table-cell table:style-name="PACKAGING.A2" office:value-type="string">
            <text:p text:style-name="P28"/>
          </table:table-cell>
          <table:table-cell table:style-name="PACKAGING.A2" office:value-type="string">
            <text:p text:style-name="P30"/>
          </table:table-cell>
          <table:table-cell table:style-name="PACKAGING.A2" office:value-type="string">
            <text:p text:style-name="P30"/>
          </table:table-cell>
          <table:table-cell table:style-name="PACKAGING.A2" office:value-type="string">
            <text:p text:style-name="P30"/>
          </table:table-cell>
          <table:table-cell table:style-name="PACKAGING.A2" office:value-type="string">
            <text:p text:style-name="P30"/>
          </table:table-cell>
          <table:table-cell table:style-name="PACKAGING.A2" office:value-type="string">
            <text:p text:style-name="P30"/>
          </table:table-cell>
          <table:table-cell table:style-name="PACKAGING.J2" office:value-type="string">
            <text:p text:style-name="P28"/>
          </table:table-cell>
        </table:table-row>
      </table:table>
      <table:table table:name="HOCHVERFüGBARKEIT" table:style-name="HOCHVERFüGBARKEIT">
        <table:table-column table:style-name="HOCHVERFüGBARKEIT.A"/>
        <table:table-column table:style-name="HOCHVERFüGBARKEIT.B"/>
        <table:table-column table:style-name="HOCHVERFüGBARKEIT.C"/>
        <table:table-column table:style-name="HOCHVERFüGBARKEIT.D"/>
        <table:table-column table:style-name="HOCHVERFüGBARKEIT.C" table:number-columns-repeated="2"/>
        <table:table-column table:style-name="HOCHVERFüGBARKEIT.B"/>
        <table:table-column table:style-name="HOCHVERFüGBARKEIT.C" table:number-columns-repeated="2"/>
        <table:table-column table:style-name="HOCHVERFüGBARKEIT.J"/>
        <table:table-row>
          <table:table-cell table:style-name="HOCHVERFüGBARKEIT.A1" table:number-columns-spanned="10" office:value-type="string">
            <text:p text:style-name="P33">Hochverfügbarkeit</text:p>
          </table:table-cell>
          <table:covered-table-cell/>
          <table:covered-table-cell/>
          <table:covered-table-cell/>
          <table:covered-table-cell/>
          <table:covered-table-cell/>
          <table:covered-table-cell/>
          <table:covered-table-cell/>
          <table:covered-table-cell/>
          <table:covered-table-cell/>
        </table:table-row>
        <table:table-row>
          <table:table-cell table:style-name="HOCHVERFüGBARKEIT.A2" office:value-type="string">
            <text:p text:style-name="P28">[TOPIC]</text:p>
          </table:table-cell>
          <table:table-cell table:style-name="HOCHVERFüGBARKEIT.A2" office:value-type="string">
            <text:p text:style-name="P28"/>
          </table:table-cell>
          <table:table-cell table:style-name="HOCHVERFüGBARKEIT.A2" office:value-type="string">
            <text:p text:style-name="P28"/>
          </table:table-cell>
          <table:table-cell table:style-name="HOCHVERFüGBARKEIT.A2" office:value-type="string">
            <text:p text:style-name="P28"/>
          </table:table-cell>
          <table:table-cell table:style-name="HOCHVERFüGBARKEIT.A2" office:value-type="string">
            <text:p text:style-name="P30"/>
          </table:table-cell>
          <table:table-cell table:style-name="HOCHVERFüGBARKEIT.A2" office:value-type="string">
            <text:p text:style-name="P30"/>
          </table:table-cell>
          <table:table-cell table:style-name="HOCHVERFüGBARKEIT.A2" office:value-type="string">
            <text:p text:style-name="P30"/>
          </table:table-cell>
          <table:table-cell table:style-name="HOCHVERFüGBARKEIT.A2" office:value-type="string">
            <text:p text:style-name="P30"/>
          </table:table-cell>
          <table:table-cell table:style-name="HOCHVERFüGBARKEIT.A2" office:value-type="string">
            <text:p text:style-name="P30"/>
          </table:table-cell>
          <table:table-cell table:style-name="HOCHVERFüGBARKEIT.J2" office:value-type="string">
            <text:p text:style-name="P28"/>
          </table:table-cell>
        </table:table-row>
      </table:table>
      <table:table table:name="BACKUPSERVICES" table:style-name="BACKUPSERVICES">
        <table:table-column table:style-name="BACKUPSERVICES.A"/>
        <table:table-column table:style-name="BACKUPSERVICES.B"/>
        <table:table-column table:style-name="BACKUPSERVICES.C"/>
        <table:table-column table:style-name="BACKUPSERVICES.D"/>
        <table:table-column table:style-name="BACKUPSERVICES.C" table:number-columns-repeated="2"/>
        <table:table-column table:style-name="BACKUPSERVICES.B"/>
        <table:table-column table:style-name="BACKUPSERVICES.C" table:number-columns-repeated="2"/>
        <table:table-column table:style-name="BACKUPSERVICES.J"/>
        <table:table-row>
          <table:table-cell table:style-name="BACKUPSERVICES.A1" table:number-columns-spanned="10" office:value-type="string">
            <text:p text:style-name="P33">Backup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BACKUPSERVICES.A2" office:value-type="string">
            <text:p text:style-name="P28">[TOPIC]</text:p>
          </table:table-cell>
          <table:table-cell table:style-name="BACKUPSERVICES.A2" office:value-type="string">
            <text:p text:style-name="P28"/>
          </table:table-cell>
          <table:table-cell table:style-name="BACKUPSERVICES.A2" office:value-type="string">
            <text:p text:style-name="P28"/>
          </table:table-cell>
          <table:table-cell table:style-name="BACKUPSERVICES.A2" office:value-type="string">
            <text:p text:style-name="P28"/>
          </table:table-cell>
          <table:table-cell table:style-name="BACKUPSERVICES.A2" office:value-type="string">
            <text:p text:style-name="P30"/>
          </table:table-cell>
          <table:table-cell table:style-name="BACKUPSERVICES.A2" office:value-type="string">
            <text:p text:style-name="P30"/>
          </table:table-cell>
          <table:table-cell table:style-name="BACKUPSERVICES.A2" office:value-type="string">
            <text:p text:style-name="P30"/>
          </table:table-cell>
          <table:table-cell table:style-name="BACKUPSERVICES.A2" office:value-type="string">
            <text:p text:style-name="P30"/>
          </table:table-cell>
          <table:table-cell table:style-name="BACKUPSERVICES.A2" office:value-type="string">
            <text:p text:style-name="P30"/>
          </table:table-cell>
          <table:table-cell table:style-name="BACKUPSERVICES.J2" office:value-type="string">
            <text:p text:style-name="P28"/>
          </table:table-cell>
        </table:table-row>
      </table:table>
      <table:table table:name="MAILSERVICE" table:style-name="MAILSERVICE">
        <table:table-column table:style-name="MAILSERVICE.A"/>
        <table:table-column table:style-name="MAILSERVICE.B"/>
        <table:table-column table:style-name="MAILSERVICE.C"/>
        <table:table-column table:style-name="MAILSERVICE.D"/>
        <table:table-column table:style-name="MAILSERVICE.C" table:number-columns-repeated="2"/>
        <table:table-column table:style-name="MAILSERVICE.B"/>
        <table:table-column table:style-name="MAILSERVICE.C" table:number-columns-repeated="2"/>
        <table:table-column table:style-name="MAILSERVICE.J"/>
        <table:table-row>
          <table:table-cell table:style-name="MAILSERVICE.A1" table:number-columns-spanned="10" office:value-type="string">
            <text:p text:style-name="P33">Mail Service</text:p>
          </table:table-cell>
          <table:covered-table-cell/>
          <table:covered-table-cell/>
          <table:covered-table-cell/>
          <table:covered-table-cell/>
          <table:covered-table-cell/>
          <table:covered-table-cell/>
          <table:covered-table-cell/>
          <table:covered-table-cell/>
          <table:covered-table-cell/>
        </table:table-row>
        <table:table-row>
          <table:table-cell table:style-name="MAILSERVICE.A2" office:value-type="string">
            <text:p text:style-name="P28">[TOPIC]</text:p>
          </table:table-cell>
          <table:table-cell table:style-name="MAILSERVICE.A2" office:value-type="string">
            <text:p text:style-name="P28"/>
          </table:table-cell>
          <table:table-cell table:style-name="MAILSERVICE.A2" office:value-type="string">
            <text:p text:style-name="P28"/>
          </table:table-cell>
          <table:table-cell table:style-name="MAILSERVICE.A2" office:value-type="string">
            <text:p text:style-name="P28"/>
          </table:table-cell>
          <table:table-cell table:style-name="MAILSERVICE.A2" office:value-type="string">
            <text:p text:style-name="P30"/>
          </table:table-cell>
          <table:table-cell table:style-name="MAILSERVICE.A2" office:value-type="string">
            <text:p text:style-name="P30"/>
          </table:table-cell>
          <table:table-cell table:style-name="MAILSERVICE.A2" office:value-type="string">
            <text:p text:style-name="P30"/>
          </table:table-cell>
          <table:table-cell table:style-name="MAILSERVICE.A2" office:value-type="string">
            <text:p text:style-name="P30"/>
          </table:table-cell>
          <table:table-cell table:style-name="MAILSERVICE.A2" office:value-type="string">
            <text:p text:style-name="P30"/>
          </table:table-cell>
          <table:table-cell table:style-name="MAILSERVICE.J2" office:value-type="string">
            <text:p text:style-name="P28"/>
          </table:table-cell>
        </table:table-row>
      </table:table>
      <table:table table:name="WEB-&amp;APPLICATION-SERVER" table:style-name="WEB-_26_APPLICATION-SERVER">
        <table:table-column table:style-name="WEB-_26_APPLICATION-SERVER.A"/>
        <table:table-column table:style-name="WEB-_26_APPLICATION-SERVER.B"/>
        <table:table-column table:style-name="WEB-_26_APPLICATION-SERVER.C"/>
        <table:table-column table:style-name="WEB-_26_APPLICATION-SERVER.D"/>
        <table:table-column table:style-name="WEB-_26_APPLICATION-SERVER.C" table:number-columns-repeated="2"/>
        <table:table-column table:style-name="WEB-_26_APPLICATION-SERVER.B"/>
        <table:table-column table:style-name="WEB-_26_APPLICATION-SERVER.C" table:number-columns-repeated="2"/>
        <table:table-column table:style-name="WEB-_26_APPLICATION-SERVER.J"/>
        <table:table-row>
          <table:table-cell table:style-name="WEB-_26_APPLICATION-SERVER.A1" table:number-columns-spanned="10" office:value-type="string">
            <text:p text:style-name="P33">Web- &amp; Application-Server</text:p>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WEB-_26_APPLICATION-SERVER.A2" office:value-type="string">
            <text:p text:style-name="P29">[TOPIC]</text:p>
          </table:table-cell>
          <table:table-cell table:style-name="WEB-_26_APPLICATION-SERVER.A2" office:value-type="string">
            <text:p text:style-name="P29"/>
          </table:table-cell>
          <table:table-cell table:style-name="WEB-_26_APPLICATION-SERVER.A2" office:value-type="string">
            <text:p text:style-name="P29"/>
          </table:table-cell>
          <table:table-cell table:style-name="WEB-_26_APPLICATION-SERVER.A2" office:value-type="string">
            <text:p text:style-name="P29"/>
          </table:table-cell>
          <table:table-cell table:style-name="WEB-_26_APPLICATION-SERVER.A2" office:value-type="string">
            <text:p text:style-name="P31"/>
          </table:table-cell>
          <table:table-cell table:style-name="WEB-_26_APPLICATION-SERVER.A2" office:value-type="string">
            <text:p text:style-name="P31"/>
          </table:table-cell>
          <table:table-cell table:style-name="WEB-_26_APPLICATION-SERVER.A2" office:value-type="string">
            <text:p text:style-name="P31"/>
          </table:table-cell>
          <table:table-cell table:style-name="WEB-_26_APPLICATION-SERVER.A2" office:value-type="string">
            <text:p text:style-name="P31"/>
          </table:table-cell>
          <table:table-cell table:style-name="WEB-_26_APPLICATION-SERVER.A2" office:value-type="string">
            <text:p text:style-name="P31"/>
          </table:table-cell>
          <table:table-cell table:style-name="WEB-_26_APPLICATION-SERVER.J2" office:value-type="string">
            <text:p text:style-name="P29"/>
          </table:table-cell>
        </table:table-row>
      </table:table>
      <table:table table:name="DBSERVER" table:style-name="DBSERVER">
        <table:table-column table:style-name="DBSERVER.A"/>
        <table:table-column table:style-name="DBSERVER.B"/>
        <table:table-column table:style-name="DBSERVER.C"/>
        <table:table-column table:style-name="DBSERVER.D"/>
        <table:table-column table:style-name="DBSERVER.C" table:number-columns-repeated="2"/>
        <table:table-column table:style-name="DBSERVER.B"/>
        <table:table-column table:style-name="DBSERVER.C" table:number-columns-repeated="2"/>
        <table:table-column table:style-name="DBSERVER.J"/>
        <table:table-row>
          <table:table-cell table:style-name="DBSERVER.A1" table:number-columns-spanned="10" office:value-type="string">
            <text:p text:style-name="P33">DB 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DBSERVER.A2" office:value-type="string">
            <text:p text:style-name="P29">[TOPIC]</text:p>
          </table:table-cell>
          <table:table-cell table:style-name="DBSERVER.A2" office:value-type="string">
            <text:p text:style-name="P29"/>
          </table:table-cell>
          <table:table-cell table:style-name="DBSERVER.A2" office:value-type="string">
            <text:p text:style-name="P29"/>
          </table:table-cell>
          <table:table-cell table:style-name="DBSERVER.A2" office:value-type="string">
            <text:p text:style-name="P29"/>
          </table:table-cell>
          <table:table-cell table:style-name="DBSERVER.A2" office:value-type="string">
            <text:p text:style-name="P31"/>
          </table:table-cell>
          <table:table-cell table:style-name="DBSERVER.A2" office:value-type="string">
            <text:p text:style-name="P31"/>
          </table:table-cell>
          <table:table-cell table:style-name="DBSERVER.A2" office:value-type="string">
            <text:p text:style-name="P31"/>
          </table:table-cell>
          <table:table-cell table:style-name="DBSERVER.A2" office:value-type="string">
            <text:p text:style-name="P31"/>
          </table:table-cell>
          <table:table-cell table:style-name="DBSERVER.A2" office:value-type="string">
            <text:p text:style-name="P31"/>
          </table:table-cell>
          <table:table-cell table:style-name="DBSERVER.J2" office:value-type="string">
            <text:p text:style-name="P29"/>
          </table:table-cell>
        </table:table-row>
      </table:table>
      <table:table table:name="SECURITY" table:style-name="SECURITY">
        <table:table-column table:style-name="SECURITY.A"/>
        <table:table-column table:style-name="SECURITY.B"/>
        <table:table-column table:style-name="SECURITY.C"/>
        <table:table-column table:style-name="SECURITY.D"/>
        <table:table-column table:style-name="SECURITY.C" table:number-columns-repeated="2"/>
        <table:table-column table:style-name="SECURITY.B"/>
        <table:table-column table:style-name="SECURITY.C" table:number-columns-repeated="2"/>
        <table:table-column table:style-name="SECURITY.J"/>
        <table:table-row>
          <table:table-cell table:style-name="SECURITY.A1" table:number-columns-spanned="10" office:value-type="string">
            <text:p text:style-name="P33">Security</text:p>
          </table:table-cell>
          <table:covered-table-cell/>
          <table:covered-table-cell/>
          <table:covered-table-cell/>
          <table:covered-table-cell/>
          <table:covered-table-cell/>
          <table:covered-table-cell/>
          <table:covered-table-cell/>
          <table:covered-table-cell/>
          <table:covered-table-cell/>
        </table:table-row>
        <table:table-row>
          <table:table-cell table:style-name="SECURITY.A2" office:value-type="string">
            <text:p text:style-name="P29">[TOPIC]</text:p>
          </table:table-cell>
          <table:table-cell table:style-name="SECURITY.A2" office:value-type="string">
            <text:p text:style-name="P29"/>
          </table:table-cell>
          <table:table-cell table:style-name="SECURITY.A2" office:value-type="string">
            <text:p text:style-name="P29"/>
          </table:table-cell>
          <table:table-cell table:style-name="SECURITY.A2" office:value-type="string">
            <text:p text:style-name="P29"/>
          </table:table-cell>
          <table:table-cell table:style-name="SECURITY.A2" office:value-type="string">
            <text:p text:style-name="P31"/>
          </table:table-cell>
          <table:table-cell table:style-name="SECURITY.A2" office:value-type="string">
            <text:p text:style-name="P31"/>
          </table:table-cell>
          <table:table-cell table:style-name="SECURITY.A2" office:value-type="string">
            <text:p text:style-name="P31"/>
          </table:table-cell>
          <table:table-cell table:style-name="SECURITY.A2" office:value-type="string">
            <text:p text:style-name="P31"/>
          </table:table-cell>
          <table:table-cell table:style-name="SECURITY.A2" office:value-type="string">
            <text:p text:style-name="P31"/>
          </table:table-cell>
          <table:table-cell table:style-name="SECURITY.J2" office:value-type="string">
            <text:p text:style-name="P29"/>
          </table:table-cell>
        </table:table-row>
      </table:table>
      <table:table table:name="SERVERVIRTUALISIERUNG" table:style-name="SERVERVIRTUALISIERUNG">
        <table:table-column table:style-name="SERVERVIRTUALISIERUNG.A"/>
        <table:table-column table:style-name="SERVERVIRTUALISIERUNG.B"/>
        <table:table-column table:style-name="SERVERVIRTUALISIERUNG.C"/>
        <table:table-column table:style-name="SERVERVIRTUALISIERUNG.D"/>
        <table:table-column table:style-name="SERVERVIRTUALISIERUNG.C" table:number-columns-repeated="2"/>
        <table:table-column table:style-name="SERVERVIRTUALISIERUNG.B"/>
        <table:table-column table:style-name="SERVERVIRTUALISIERUNG.C" table:number-columns-repeated="2"/>
        <table:table-column table:style-name="SERVERVIRTUALISIERUNG.J"/>
        <table:table-row>
          <table:table-cell table:style-name="SERVERVIRTUALISIERUNG.A1" table:number-columns-spanned="10" office:value-type="string">
            <text:p text:style-name="P33">Server Virtualisierung</text:p>
          </table:table-cell>
          <table:covered-table-cell/>
          <table:covered-table-cell/>
          <table:covered-table-cell/>
          <table:covered-table-cell/>
          <table:covered-table-cell/>
          <table:covered-table-cell/>
          <table:covered-table-cell/>
          <table:covered-table-cell/>
          <table:covered-table-cell/>
        </table:table-row>
        <table:table-row>
          <table:table-cell table:style-name="SERVERVIRTUALISIERUNG.A2" office:value-type="string">
            <text:p text:style-name="P29">[TOPIC]</text:p>
          </table:table-cell>
          <table:table-cell table:style-name="SERVERVIRTUALISIERUNG.A2" office:value-type="string">
            <text:p text:style-name="P29"/>
          </table:table-cell>
          <table:table-cell table:style-name="SERVERVIRTUALISIERUNG.A2" office:value-type="string">
            <text:p text:style-name="P29"/>
          </table:table-cell>
          <table:table-cell table:style-name="SERVERVIRTUALISIERUNG.A2" office:value-type="string">
            <text:p text:style-name="P29"/>
          </table:table-cell>
          <table:table-cell table:style-name="SERVERVIRTUALISIERUNG.A2" office:value-type="string">
            <text:p text:style-name="P31"/>
          </table:table-cell>
          <table:table-cell table:style-name="SERVERVIRTUALISIERUNG.A2" office:value-type="string">
            <text:p text:style-name="P31"/>
          </table:table-cell>
          <table:table-cell table:style-name="SERVERVIRTUALISIERUNG.A2" office:value-type="string">
            <text:p text:style-name="P31"/>
          </table:table-cell>
          <table:table-cell table:style-name="SERVERVIRTUALISIERUNG.A2" office:value-type="string">
            <text:p text:style-name="P31"/>
          </table:table-cell>
          <table:table-cell table:style-name="SERVERVIRTUALISIERUNG.A2" office:value-type="string">
            <text:p text:style-name="P31"/>
          </table:table-cell>
          <table:table-cell table:style-name="SERVERVIRTUALISIERUNG.J2" office:value-type="string">
            <text:p text:style-name="P29"/>
          </table:table-cell>
        </table:table-row>
      </table:table>
      <table:table table:name="CLOUD(IAAS/PAAS)" table:style-name="CLOUD_28_IAAS_2f_PAAS_29_">
        <table:table-column table:style-name="CLOUD_28_IAAS_2f_PAAS_29_.A"/>
        <table:table-column table:style-name="CLOUD_28_IAAS_2f_PAAS_29_.B"/>
        <table:table-column table:style-name="CLOUD_28_IAAS_2f_PAAS_29_.C"/>
        <table:table-column table:style-name="CLOUD_28_IAAS_2f_PAAS_29_.D"/>
        <table:table-column table:style-name="CLOUD_28_IAAS_2f_PAAS_29_.C" table:number-columns-repeated="2"/>
        <table:table-column table:style-name="CLOUD_28_IAAS_2f_PAAS_29_.B"/>
        <table:table-column table:style-name="CLOUD_28_IAAS_2f_PAAS_29_.C" table:number-columns-repeated="2"/>
        <table:table-column table:style-name="CLOUD_28_IAAS_2f_PAAS_29_.J"/>
        <table:table-row>
          <table:table-cell table:style-name="CLOUD_28_IAAS_2f_PAAS_29_.A1" table:number-columns-spanned="10" office:value-type="string">
            <text:p text:style-name="P33">Cloud (Iaas / Paas)</text:p>
          </table:table-cell>
          <table:covered-table-cell/>
          <table:covered-table-cell/>
          <table:covered-table-cell/>
          <table:covered-table-cell/>
          <table:covered-table-cell/>
          <table:covered-table-cell/>
          <table:covered-table-cell/>
          <table:covered-table-cell/>
          <table:covered-table-cell/>
        </table:table-row>
        <table:table-row table:style-name="CLOUD_28_IAAS_2f_PAAS_29_.2">
          <table:table-cell table:style-name="CLOUD_28_IAAS_2f_PAAS_29_.A2" office:value-type="string">
            <text:p text:style-name="P29">[TOPIC]</text:p>
          </table:table-cell>
          <table:table-cell table:style-name="CLOUD_28_IAAS_2f_PAAS_29_.A2" office:value-type="string">
            <text:p text:style-name="P29"/>
          </table:table-cell>
          <table:table-cell table:style-name="CLOUD_28_IAAS_2f_PAAS_29_.A2" office:value-type="string">
            <text:p text:style-name="P29"/>
          </table:table-cell>
          <table:table-cell table:style-name="CLOUD_28_IAAS_2f_PAAS_29_.A2" office:value-type="string">
            <text:p text:style-name="P29"/>
          </table:table-cell>
          <table:table-cell table:style-name="CLOUD_28_IAAS_2f_PAAS_29_.A2" office:value-type="string">
            <text:p text:style-name="P31"/>
          </table:table-cell>
          <table:table-cell table:style-name="CLOUD_28_IAAS_2f_PAAS_29_.A2" office:value-type="string">
            <text:p text:style-name="P31"/>
          </table:table-cell>
          <table:table-cell table:style-name="CLOUD_28_IAAS_2f_PAAS_29_.A2" office:value-type="string">
            <text:p text:style-name="P31"/>
          </table:table-cell>
          <table:table-cell table:style-name="CLOUD_28_IAAS_2f_PAAS_29_.A2" office:value-type="string">
            <text:p text:style-name="P31"/>
          </table:table-cell>
          <table:table-cell table:style-name="CLOUD_28_IAAS_2f_PAAS_29_.A2" office:value-type="string">
            <text:p text:style-name="P31"/>
          </table:table-cell>
          <table:table-cell table:style-name="CLOUD_28_IAAS_2f_PAAS_29_.J2" office:value-type="string">
            <text:p text:style-name="P29"/>
          </table:table-cell>
        </table:table-row>
      </table:table>
      <table:table table:name="TOOLS" table:style-name="TOOLS">
        <table:table-column table:style-name="TOOLS.A"/>
        <table:table-column table:style-name="TOOLS.B"/>
        <table:table-column table:style-name="TOOLS.C"/>
        <table:table-column table:style-name="TOOLS.D"/>
        <table:table-column table:style-name="TOOLS.C" table:number-columns-repeated="2"/>
        <table:table-column table:style-name="TOOLS.B"/>
        <table:table-column table:style-name="TOOLS.C" table:number-columns-repeated="2"/>
        <table:table-column table:style-name="TOOLS.J"/>
        <table:table-row>
          <table:table-cell table:style-name="TOOLS.A1" table:number-columns-spanned="10" office:value-type="string">
            <text:p text:style-name="P33">Tools</text:p>
          </table:table-cell>
          <table:covered-table-cell/>
          <table:covered-table-cell/>
          <table:covered-table-cell/>
          <table:covered-table-cell/>
          <table:covered-table-cell/>
          <table:covered-table-cell/>
          <table:covered-table-cell/>
          <table:covered-table-cell/>
          <table:covered-table-cell/>
        </table:table-row>
        <table:table-row table:style-name="TOOLS.2">
          <table:table-cell table:style-name="TOOLS.A2" office:value-type="string">
            <text:p text:style-name="P29">[TOPIC]</text:p>
          </table:table-cell>
          <table:table-cell table:style-name="TOOLS.A2" office:value-type="string">
            <text:p text:style-name="P29"/>
          </table:table-cell>
          <table:table-cell table:style-name="TOOLS.A2" office:value-type="string">
            <text:p text:style-name="P29"/>
          </table:table-cell>
          <table:table-cell table:style-name="TOOLS.A2" office:value-type="string">
            <text:p text:style-name="P29"/>
          </table:table-cell>
          <table:table-cell table:style-name="TOOLS.A2" office:value-type="string">
            <text:p text:style-name="P31"/>
          </table:table-cell>
          <table:table-cell table:style-name="TOOLS.A2" office:value-type="string">
            <text:p text:style-name="P31"/>
          </table:table-cell>
          <table:table-cell table:style-name="TOOLS.A2" office:value-type="string">
            <text:p text:style-name="P31"/>
          </table:table-cell>
          <table:table-cell table:style-name="TOOLS.A2" office:value-type="string">
            <text:p text:style-name="P31"/>
          </table:table-cell>
          <table:table-cell table:style-name="TOOLS.A2" office:value-type="string">
            <text:p text:style-name="P31"/>
          </table:table-cell>
          <table:table-cell table:style-name="TOOLS.J2" office:value-type="string">
            <text:p text:style-name="P29"/>
          </table:table-cell>
        </table:table-row>
      </table:table>
      <table:table table:name="PROGRAMMIER-UNDSCRIPT-SPRACHEN" table:style-name="PROGRAMMIER-UNDSCRIPT-SPRACHEN">
        <table:table-column table:style-name="PROGRAMMIER-UNDSCRIPT-SPRACHEN.A"/>
        <table:table-column table:style-name="PROGRAMMIER-UNDSCRIPT-SPRACHEN.B"/>
        <table:table-column table:style-name="PROGRAMMIER-UNDSCRIPT-SPRACHEN.C"/>
        <table:table-column table:style-name="PROGRAMMIER-UNDSCRIPT-SPRACHEN.D"/>
        <table:table-column table:style-name="PROGRAMMIER-UNDSCRIPT-SPRACHEN.C" table:number-columns-repeated="2"/>
        <table:table-column table:style-name="PROGRAMMIER-UNDSCRIPT-SPRACHEN.B"/>
        <table:table-column table:style-name="PROGRAMMIER-UNDSCRIPT-SPRACHEN.C" table:number-columns-repeated="2"/>
        <table:table-column table:style-name="PROGRAMMIER-UNDSCRIPT-SPRACHEN.J"/>
        <table:table-row>
          <table:table-cell table:style-name="PROGRAMMIER-UNDSCRIPT-SPRACHEN.A1" table:number-columns-spanned="10" office:value-type="string">
            <text:p text:style-name="P33">Programmier- und Script-Sprachen</text:p>
          </table:table-cell>
          <table:covered-table-cell/>
          <table:covered-table-cell/>
          <table:covered-table-cell/>
          <table:covered-table-cell/>
          <table:covered-table-cell/>
          <table:covered-table-cell/>
          <table:covered-table-cell/>
          <table:covered-table-cell/>
          <table:covered-table-cell/>
        </table:table-row>
        <table:table-row table:style-name="PROGRAMMIER-UNDSCRIPT-SPRACHEN.2">
          <table:table-cell table:style-name="PROGRAMMIER-UNDSCRIPT-SPRACHEN.A2" office:value-type="string">
            <text:p text:style-name="P29">[TOPIC]</text:p>
          </table:table-cell>
          <table:table-cell table:style-name="PROGRAMMIER-UNDSCRIPT-SPRACHEN.A2" office:value-type="string">
            <text:p text:style-name="P29"/>
          </table:table-cell>
          <table:table-cell table:style-name="PROGRAMMIER-UNDSCRIPT-SPRACHEN.A2" office:value-type="string">
            <text:p text:style-name="P29"/>
          </table:table-cell>
          <table:table-cell table:style-name="PROGRAMMIER-UNDSCRIPT-SPRACHEN.A2" office:value-type="string">
            <text:p text:style-name="P29"/>
          </table:table-cell>
          <table:table-cell table:style-name="PROGRAMMIER-UNDSCRIPT-SPRACHEN.A2" office:value-type="string">
            <text:p text:style-name="P31"/>
          </table:table-cell>
          <table:table-cell table:style-name="PROGRAMMIER-UNDSCRIPT-SPRACHEN.A2" office:value-type="string">
            <text:p text:style-name="P31"/>
          </table:table-cell>
          <table:table-cell table:style-name="PROGRAMMIER-UNDSCRIPT-SPRACHEN.A2" office:value-type="string">
            <text:p text:style-name="P31"/>
          </table:table-cell>
          <table:table-cell table:style-name="PROGRAMMIER-UNDSCRIPT-SPRACHEN.A2" office:value-type="string">
            <text:p text:style-name="P31"/>
          </table:table-cell>
          <table:table-cell table:style-name="PROGRAMMIER-UNDSCRIPT-SPRACHEN.A2" office:value-type="string">
            <text:p text:style-name="P31"/>
          </table:table-cell>
          <table:table-cell table:style-name="PROGRAMMIER-UNDSCRIPT-SPRACHEN.J2" office:value-type="string">
            <text:p text:style-name="P29"/>
          </table:table-cell>
        </table:table-row>
      </table:table>
      <table:table table:name="VERSIONCONTROL" table:style-name="VERSIONCONTROL">
        <table:table-column table:style-name="VERSIONCONTROL.A"/>
        <table:table-column table:style-name="VERSIONCONTROL.B"/>
        <table:table-column table:style-name="VERSIONCONTROL.C"/>
        <table:table-column table:style-name="VERSIONCONTROL.D"/>
        <table:table-column table:style-name="VERSIONCONTROL.C" table:number-columns-repeated="2"/>
        <table:table-column table:style-name="VERSIONCONTROL.B"/>
        <table:table-column table:style-name="VERSIONCONTROL.C" table:number-columns-repeated="2"/>
        <table:table-column table:style-name="VERSIONCONTROL.J"/>
        <table:table-row>
          <table:table-cell table:style-name="VERSIONCONTROL.A1" table:number-columns-spanned="10" office:value-type="string">
            <text:p text:style-name="P33">Version Control</text:p>
          </table:table-cell>
          <table:covered-table-cell/>
          <table:covered-table-cell/>
          <table:covered-table-cell/>
          <table:covered-table-cell/>
          <table:covered-table-cell/>
          <table:covered-table-cell/>
          <table:covered-table-cell/>
          <table:covered-table-cell/>
          <table:covered-table-cell/>
        </table:table-row>
        <table:table-row>
          <table:table-cell table:style-name="VERSIONCONTROL.A2" office:value-type="string">
            <text:p text:style-name="P29">[TOPIC]</text:p>
          </table:table-cell>
          <table:table-cell table:style-name="VERSIONCONTROL.A2" office:value-type="string">
            <text:p text:style-name="P29"/>
          </table:table-cell>
          <table:table-cell table:style-name="VERSIONCONTROL.A2" office:value-type="string">
            <text:p text:style-name="P29"/>
          </table:table-cell>
          <table:table-cell table:style-name="VERSIONCONTROL.A2" office:value-type="string">
            <text:p text:style-name="P29"/>
          </table:table-cell>
          <table:table-cell table:style-name="VERSIONCONTROL.A2" office:value-type="string">
            <text:p text:style-name="P31"/>
          </table:table-cell>
          <table:table-cell table:style-name="VERSIONCONTROL.A2" office:value-type="string">
            <text:p text:style-name="P31"/>
          </table:table-cell>
          <table:table-cell table:style-name="VERSIONCONTROL.A2" office:value-type="string">
            <text:p text:style-name="P31"/>
          </table:table-cell>
          <table:table-cell table:style-name="VERSIONCONTROL.A2" office:value-type="string">
            <text:p text:style-name="P31"/>
          </table:table-cell>
          <table:table-cell table:style-name="VERSIONCONTROL.A2" office:value-type="string">
            <text:p text:style-name="P31"/>
          </table:table-cell>
          <table:table-cell table:style-name="VERSIONCONTROL.J2" office:value-type="string">
            <text:p text:style-name="P29"/>
          </table:table-cell>
        </table:table-row>
      </table:table>
      <text:h text:style-name="P56"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24">Name</text:p>
            </table:table-cell>
            <table:table-cell table:style-name="Tabelle8.A1" office:value-type="string">
              <text:p text:style-name="P24">Jahr</text:p>
            </table:table-cell>
            <table:table-cell table:style-name="Tabelle8.C1" office:value-type="string">
              <text:p text:style-name="P24">Beschreibung</text:p>
            </table:table-cell>
          </table:table-row>
        </table:table-header-rows>
        <table:table-row table:style-name="Tabelle8.1">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row table:style-name="Tabelle8.1">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row table:style-name="Tabelle8.1">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row table:style-name="Tabelle8.1">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row table:style-name="Tabelle8.6">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P7" style:family="paragraph" style:parent-style-name="Standard">
      <style:paragraph-properties fo:text-align="end" style:justify-single-word="false"/>
      <style:text-properties fo:font-size="8pt" officeooo:paragraph-rsid="00795adb" style:font-size-asian="8pt"/>
    </style:style>
    <style:style style:name="MP8" style:family="paragraph" style:parent-style-name="Standard">
      <style:paragraph-properties fo:text-align="end" style:justify-single-word="false"/>
      <style:text-properties fo:font-size="8pt" officeooo:rsid="004b24c9" officeooo:paragraph-rsid="00795adb" style:font-size-asian="8pt"/>
    </style:style>
    <style:style style:name="MP9" style:family="paragraph" style:parent-style-name="Standard">
      <style:paragraph-properties fo:text-align="end" style:justify-single-word="false"/>
      <style:text-properties fo:font-size="2pt" officeooo:paragraph-rsid="00795adb" style:font-size-asian="2pt"/>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23T11:29:40.124891968">20170623</text:date></text:span><text:span text:style-name="MT1">w</text:span><text:span text:style-name="MT1"><text:word-count>318</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3</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style:next-style-name="Next_20_convert_20_1">
      <style:header>
        <text:p text:style-name="MP7">Puzzle ITC GmbH</text:p>
        <text:p text:style-name="MP8">Belpstrasse 37</text:p>
        <text:p text:style-name="MP7">CH-3007 Bern</text:p>
        <text:p text:style-name="MP9"/>
        <text:p text:style-name="MP7">Telefon: +41 31 370 22 00</text:p>
        <text:p text:style-name="MP7">Telefax: +41 31 370 22 01</text:p>
        <text:p text:style-name="MP9"/>
        <text:p text:style-name="MP7">www.puzzle.ch</text:p>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23T11:29:40.084735947</dc:date>
    <meta:editing-cycles>245</meta:editing-cycles>
    <meta:editing-duration>P1DT5H8M14S</meta:editing-duration>
    <dc:creator>Felix Ammann</dc:creator>
    <meta:document-statistic meta:table-count="21" meta:image-count="0" meta:object-count="1" meta:page-count="3" meta:paragraph-count="99" meta:word-count="318" meta:character-count="2270" meta:non-whitespace-character-count="2034"/>
    <meta:user-defined meta:name="Info 1">Fachwissens-Skala Entwicklung</meta:user-defined>
    <meta:user-defined meta:name="Info 2">2.4</meta:user-defined>
    <meta:user-defined meta:name="Info 3"/>
    <meta:user-defined meta:name="Info 4"/>
  </office:meta>
</office:document-meta>
</file>